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 style:cell-protect="protected"/>
    </style:style>
    <style:style style:name="ce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cell-protect="protected"/>
    </style:style>
    <style:style style:name="ce5" style:family="table-cell" style:parent-style-name="Default" style:data-style-name="N0">
      <style:table-cell-properties fo:border="2pt solid #000000" fo:background-color="#FFFF00" style:cell-protect="none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cell-protect="protected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wrap-option="wrap" style:cell-protect="protecte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wrap-option="wrap" style:cell-protect="protected"/>
    </style:style>
    <style:style style:name="ce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96" style:family="table-cell" style:parent-style-name="Default" style:data-style-name="N0">
      <style:table-cell-properties fo:background-color="transparent" style:cell-protect="protecte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transparent" style:cell-protect="protected"/>
    </style:style>
    <style:style style:name="ce10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vertical-align="automatic" fo:wrap-option="wrap" style:cell-protect="protected"/>
      <style:text-properties fo:color="#000000"/>
    </style:style>
    <style:style style:name="ce134" style:family="table-cell" style:parent-style-name="Default" style:data-style-name="N0">
      <style:table-cell-properties style:vertical-align="automatic" fo:wrap-option="wrap" style:cell-protect="protected"/>
      <style:text-properties fo:color="#000000"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style:vertical-align="top" fo:wrap-option="wrap" style:cell-protect="protected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1" style:family="table-cell" style:parent-style-name="Default" style:data-style-name="N0">
      <style:table-cell-properties style:cell-protect="protected"/>
    </style:style>
    <style:style style:name="ce1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56" style:family="table-cell" style:parent-style-name="Default" style:data-style-name="N0">
      <style:table-cell-properties style:cell-protect="protected"/>
    </style:style>
    <style:style style:name="ce1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59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69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7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4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justify"/>
    </style:style>
    <style:style style:name="ce186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87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justify"/>
    </style:style>
    <style:style style:name="ce189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90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justify"/>
    </style:style>
    <style:style style:name="ce191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justify"/>
    </style:style>
    <style:style style:name="ce192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justify"/>
    </style:style>
    <style:style style:name="ce193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19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cell-protect="protected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19" style:family="table-cell" style:parent-style-name="Default" style:data-style-name="N0">
      <style:table-cell-properties fo:border-top="2pt solid #000000" fo:border-bottom="2pt solid #000000" fo:border-left="none" fo:border-right="none" style:vertical-align="top" style:cell-protect="none" style:repeat-content="false"/>
      <style:paragraph-properties fo:text-align="start" fo:margin-left="0cm"/>
    </style:style>
    <style:style style:name="ce2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style:cell-protect="none" style:repeat-content="false"/>
      <style:paragraph-properties fo:text-align="start" fo:margin-left="0cm"/>
    </style:style>
    <style:style style:name="ce2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27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9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</style:style>
    <style:style style:name="ce230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1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9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0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1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2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3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4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protected" style:repeat-content="false"/>
      <style:paragraph-properties fo:text-align="justify"/>
    </style:style>
    <style:style style:name="ce264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5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6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67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8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9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protected" style:repeat-content="false"/>
      <style:paragraph-properties fo:text-align="justify"/>
    </style:style>
    <style:style style:name="ce270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7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2pt solid #000000" fo:border-left="none" fo:border-right="none" style:vertical-align="automatic" style:cell-protect="protected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281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justify"/>
    </style:style>
    <style:style style:name="ce282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</style:style>
    <style:style style:name="ce284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center"/>
    </style:style>
    <style:style style:name="ce28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</style:style>
    <style:style style:name="ce28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</style:style>
    <style:style style:name="ce28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28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29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93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fo:border="2pt solid #000000" style:vertical-align="top" fo:wrap-option="wrap" style:cell-protect="protected" style:repeat-content="false"/>
      <style:paragraph-properties fo:text-align="justify"/>
    </style:style>
    <style:style style:name="ce295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 table:protected="true"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mayag">
            <text:p>mayag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brice ">
            <text:p>brice 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8" table:number-rows-spanned="1" table:style-name="ce27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8">
            <text:p>à retourner dûment renseignées avant le<text:s/>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92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06">
            <text:p>Liste des cours, TD et TP :<text:s/></text:p>
          </table:table-cell>
          <table:covered-table-cell/>
          <table:table-cell office:value-type="string" table:number-columns-spanned="6" table:number-rows-spanned="1" table:style-name="ce207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198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198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196">
            <text:p>Coefficients à appliquer :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style-name="ce2">
            <text:p>Cours</text:p>
          </table:table-cell>
          <table:table-cell office:value-type="float" office:value="1.5" table:style-name="ce3">
            <text:p>1,5</text:p>
          </table:table-cell>
          <table:table-cell office:value-type="string" table:style-name="ce2">
            <text:p>TD</text:p>
          </table:table-cell>
          <table:table-cell office:value-type="float" office:value="1.125" table:style-name="ce3">
            <text:p>1,125</text:p>
          </table:table-cell>
          <table:table-cell office:value-type="string" table:style-name="ce2">
            <text:p>TP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Cours-TD et Apprentissage</text:p>
          </table:table-cell>
          <table:table-cell office:value-type="float" office:value="1.3" table:style-name="ce3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8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Parmi votre choix d'enseignements, merci de lister dans l'encart ci-dessous ceux que vous<text:s/><text:span text:style-name="T7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81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1"/>
        </table:table-row>
        <table:table-row table:style-name="ro7">
          <table:table-cell table:number-columns-repeated="8" table:style-name="ce22"/>
          <table:table-cell table:number-columns-repeated="16376" table:style-name="ce1"/>
        </table:table-row>
        <table:table-row table:style-name="ro12">
          <table:table-cell office:value-type="string" table:number-columns-spanned="4" table:number-rows-spanned="1" table:style-name="ce196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197">
            <text:p>(précisez dans chaque case le volume horaire correspondant)</text:p>
          </table:table-cell>
          <table:covered-table-cell table:number-columns-repeated="3"/>
          <table:table-cell table:number-columns-repeated="4" table:style-name="ce86"/>
          <table:table-cell table:number-columns-repeated="16372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charge nouveau maître de conférence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légation ou détachemen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CRC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Report d'heu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Aut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number-columns-spanned="7" table:number-rows-spanned="1" table:style-name="ce196">
            <text:p>Nombre d'heures d'enseignement que vous souhaitez assurer<text:s/><text:span text:style-name="T6">dans les formations MIDO</text:span><text:span text:style-name="T4"><text:s/>(hors M2 et apprentissage)</text:span></text:p>
          </table:table-cell>
          <table:covered-table-cell table:number-columns-repeated="6"/>
          <table:table-cell table:style-name="ce15"/>
          <table:table-cell table:number-columns-repeated="16376" table:style-name="ce1"/>
        </table:table-row>
        <table:table-row table:style-name="ro13">
          <table:table-cell office:value-type="string" table:number-columns-spanned="8" table:number-rows-spanned="1" table:style-name="ce19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1"/>
        </table:table-row>
        <table:table-row table:style-name="ro14">
          <table:table-cell table:style-name="ce87"/>
          <table:table-cell office:value-type="string" table:number-columns-spanned="2" table:number-rows-spanned="1" table:style-name="ce280">
            <text:p>Diplôme</text:p>
          </table:table-cell>
          <table:covered-table-cell/>
          <table:table-cell office:value-type="string" table:number-columns-spanned="2" table:number-rows-spanned="1" table:style-name="ce280">
            <text:p>Enseignement</text:p>
          </table:table-cell>
          <table:covered-table-cell/>
          <table:table-cell office:value-type="string" table:style-name="ce25">
            <text:p>Volume Horaire (eqtd)</text:p>
          </table:table-cell>
          <table:table-cell table:style-name="ce24"/>
          <table:table-cell table:style-name="ce87"/>
          <table:table-cell table:number-columns-repeated="16376" table:style-name="ce1"/>
        </table:table-row>
        <table:table-row table:style-name="ro7">
          <table:table-cell office:value-type="string" table:style-name="ce8">
            <text:p>L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style-name="ce1"/>
          <table:table-cell table:style-name="ce93"/>
          <table:table-cell table:number-columns-repeated="16376" table:style-name="ce1"/>
        </table:table-row>
        <table:table-row table:style-name="ro7">
          <table:table-cell office:value-type="string" table:style-name="ce8">
            <text:p>M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MID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DEP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15">
          <table:table-cell office:value-type="string" table:number-columns-spanned="3" table:number-rows-spanned="1" table:style-name="ce193">
            <text:p>Commentaires</text:p>
          </table:table-cell>
          <table:covered-table-cell table:number-columns-repeated="2"/>
          <table:table-cell table:number-columns-repeated="3" table:style-name="ce94"/>
          <table:table-cell table:number-columns-repeated="16378" table:style-name="ce1"/>
        </table:table-row>
        <table:table-row table:style-name="ro7">
          <table:table-cell table:number-columns-spanned="8" table:number-rows-spanned="4" table:style-name="ce281"/>
          <table:covered-table-cell table:number-columns-repeated="7"/>
          <table:table-cell table:number-columns-repeated="16376"/>
        </table:table-row>
        <table:table-row table:number-rows-repeated="2" table:style-name="ro7">
          <table:covered-table-cell/>
          <table:covered-table-cell table:number-columns-repeated="7"/>
          <table:table-cell table:number-columns-repeated="16376"/>
        </table:table-row>
        <table:table-row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 table:protected="true">
        <table:table-column table:style-name="co4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5" table:default-cell-style-name="ce96"/>
        <table:table-column table:style-name="co6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3" table:default-cell-style-name="ce7" table:visibility="collapse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row table:style-name="ro16">
          <table:table-cell table:number-columns-repeated="8" table:style-name="ce7"/>
          <table:table-cell table:style-name="ce96"/>
          <table:table-cell table:number-columns-repeated="8" table:style-name="ce7"/>
          <table:table-cell office:value-type="string" table:style-name="ce7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mayag">
            <text:p>mayag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brice ">
            <text:p>brice </text:p>
          </table:table-cell>
          <table:covered-table-cell table:number-columns-repeated="2"/>
          <table:table-cell table:style-name="ce6"/>
          <table:table-cell table:style-name="ce1"/>
          <table:table-cell office:value-type="string" table:style-name="ce97">
            <text:p>Lundi</text:p>
          </table:table-cell>
          <table:table-cell office:value-type="string" table:style-name="ce97">
            <text:p>Mardi</text:p>
          </table:table-cell>
          <table:table-cell office:value-type="string" table:style-name="ce97">
            <text:p>Mercredi</text:p>
          </table:table-cell>
          <table:table-cell office:value-type="string" table:style-name="ce97">
            <text:p>Jeudi</text:p>
          </table:table-cell>
          <table:table-cell office:value-type="string" table:style-name="ce97">
            <text:p>Vendredi</text:p>
          </table:table-cell>
          <table:table-cell office:value-type="string" table:style-name="ce97">
            <text:p>Samedi</text:p>
          </table:table-cell>
          <table:table-cell table:style-name="ce1"/>
          <table:table-cell office:value-type="string" table:style-name="ce7">
            <text:p>ATER</text:p>
          </table:table-cell>
          <table:table-cell table:number-columns-repeated="16366" table:style-name="ce1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8h30-10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ADRESSE</text:p>
          </table:table-cell>
          <table:table-cell table:number-columns-spanned="7" table:number-rows-spanned="1" table:style-name="ce282" office:value-type="string" office:string-value="">
            <text:p/>
          </table:table-cell>
          <table:covered-table-cell table:number-columns-repeated="6"/>
          <table:table-cell table:style-name="ce99"/>
          <table:table-cell office:value-type="string" table:style-name="ce98">
            <text:p>10h15-11h45</text:p>
          </table:table-cell>
          <table:table-cell table:number-columns-repeated="6" table:style-name="ce26"/>
          <table:table-cell table:style-name="ce7"/>
          <table:table-cell office:value-type="string" table:style-name="ce1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CODE POSTAL</text:p>
          </table:table-cell>
          <table:table-cell table:style-name="ce14"/>
          <table:table-cell office:value-type="string" table:style-name="ce91">
            <text:p>VILLE</text:p>
          </table:table-cell>
          <table:table-cell table:number-columns-spanned="5" table:number-rows-spanned="1" table:style-name="ce282"/>
          <table:covered-table-cell table:number-columns-repeated="4"/>
          <table:table-cell table:style-name="ce99"/>
          <table:table-cell office:value-type="string" table:style-name="ce98">
            <text:p>12h00-13h3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TEL PERSONNEL</text:p>
          </table:table-cell>
          <table:table-cell table:number-columns-spanned="2" table:number-rows-spanned="1" table:style-name="ce283"/>
          <table:covered-table-cell/>
          <table:table-cell office:value-type="string" table:style-name="ce91">
            <text:p>TEL PORTABLE</text:p>
          </table:table-cell>
          <table:table-cell table:number-columns-spanned="2" table:number-rows-spanned="1" table:style-name="ce283" office:value-type="string" office:string-value="">
            <text:p/>
          </table:table-cell>
          <table:covered-table-cell/>
          <table:table-cell table:style-name="ce100"/>
          <table:table-cell table:style-name="ce7"/>
          <table:table-cell table:style-name="ce96"/>
          <table:table-cell office:value-type="string" table:style-name="ce98">
            <text:p>13h45-15h1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15h30-17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PERSONNEL</text:p>
          </table:table-cell>
          <table:table-cell table:number-columns-spanned="7" table:number-rows-spanned="1" table:style-name="ce283" office:value-type="string" office:string-value="">
            <text:p/>
          </table:table-cell>
          <table:covered-table-cell table:number-columns-repeated="6"/>
          <table:table-cell table:style-name="ce101"/>
          <table:table-cell office:value-type="string" table:style-name="ce98">
            <text:p>17h15-18h4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DAUPHINE</text:p>
          </table:table-cell>
          <table:table-cell table:number-columns-spanned="7" table:number-rows-spanned="1" table:style-name="ce283" office:value-type="string" office:string-value="">
            <text:p/>
          </table:table-cell>
          <table:covered-table-cell table:number-columns-repeated="6"/>
          <table:table-cell table:style-name="ce101"/>
          <table:table-cell office:value-type="string" table:style-name="ce98">
            <text:p>19h00-20h30</text:p>
          </table:table-cell>
          <table:table-cell table:number-columns-repeated="6" table:style-name="ce26"/>
          <table:table-cell table:number-columns-repeated="16368" table:style-name="ce7"/>
        </table:table-row>
        <table:table-row table:style-name="ro3">
          <table:table-cell table:number-columns-repeated="8" table:style-name="ce7"/>
          <table:table-cell table:style-name="ce96"/>
          <table:table-cell table:number-columns-repeated="16375" table:style-name="ce7"/>
        </table:table-row>
        <table:table-row table:style-name="ro18">
          <table:table-cell office:value-type="string" table:style-name="ce91">
            <text:p>STATUT</text:p>
          </table:table-cell>
          <table:table-cell table:number-columns-spanned="2" table:number-rows-spanned="1" table:content-validation-name="val1" table:style-name="ce283"/>
          <table:covered-table-cell/>
          <table:table-cell office:value-type="string" table:style-name="ce91">
            <text:p>TEL DAUPHINE</text:p>
          </table:table-cell>
          <table:table-cell table:number-columns-spanned="2" table:number-rows-spanned="1" table:style-name="ce284" office:value-type="string" office:string-value="">
            <text:p/>
          </table:table-cell>
          <table:covered-table-cell/>
          <table:table-cell office:value-type="string" table:style-name="ce91">
            <text:p>BUREAU</text:p>
          </table:table-cell>
          <table:table-cell table:style-name="ce5" office:value-type="string" office:string-value="">
            <text:p/>
          </table:table-cell>
          <table:table-cell table:style-name="ce102"/>
          <table:table-cell table:number-columns-repeated="16375" table:style-name="ce7"/>
        </table:table-row>
        <table:table-row table:style-name="ro3">
          <table:table-cell table:style-name="ce91"/>
          <table:table-cell table:number-columns-repeated="4" table:style-name="ce7"/>
          <table:table-cell table:style-name="ce91"/>
          <table:table-cell table:number-columns-repeated="2" table:style-name="ce7"/>
          <table:table-cell table:style-name="ce96"/>
          <table:table-cell office:value-type="string" table:number-columns-spanned="7" table:number-rows-spanned="1" table:style-name="ce286">
            <text:p>INFORMATIONS PARTICULIERES</text:p>
          </table:table-cell>
          <table:covered-table-cell table:number-columns-repeated="6"/>
          <table:table-cell table:number-columns-repeated="16368" table:style-name="ce7"/>
        </table:table-row>
        <table:table-row table:style-name="ro19">
          <table:table-cell office:value-type="string" table:number-columns-spanned="8" table:number-rows-spanned="1" table:style-name="ce285">
            <text:p>Dans la grille ci-contre, indiquez<text:s/><text:span text:style-name="T3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3">horaires concentrés</text:span><text:s/>sur quelques journées ou au contraire<text:s/><text:span text:style-name="T3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103"/>
          <table:table-cell table:number-columns-spanned="7" table:number-rows-spanned="1" table:style-name="ce287"/>
          <table:covered-table-cell table:number-columns-repeated="6"/>
          <table:table-cell table:number-columns-repeated="16368" table:style-name="ce7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 table:protected="tru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 table:visibility="collapse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88"/>
        <table:table-column table:style-name="co14" table:default-cell-style-name="ce88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 table:visibility="collapse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6353" table:default-cell-style-name="ce1"/>
        <table:table-row table:style-name="ro20">
          <table:table-cell/>
          <table:table-cell office:value-type="string" table:number-columns-spanned="4" table:number-rows-spanned="1" table:style-name="ce224">
            <text:p>1ère année de Licence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34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235">
            <text:p>: 200 étudiants</text:p>
          </table:table-cell>
          <table:covered-table-cell table:number-columns-repeated="2"/>
          <table:table-cell table:number-columns-repeated="18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office:value-type="string" table:number-columns-spanned="13" table:number-rows-spanned="1" table:style-name="ce279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2</text:p>
          </table:table-cell>
          <table:covered-table-cell table:number-columns-repeated="12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 ou cours-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75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/CM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6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PRE-RENTREE :<text:s/></text:p>
            <text:p>Mathématiques</text:p>
          </table:table-cell>
          <table:table-cell office:value-type="string" table:style-name="ce30">
            <text:p>A1PREMA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Huveneers</text:p>
            <text:p>Lamboley</text:p>
            <text:p>Vialard</text:p>
            <text:p>Legendre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office:value-type="string" table:style-name="ce33">
            <text:p>6 CMTD<text:s/>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nalyse 2</text:p>
          </table:table-cell>
          <table:table-cell office:value-type="string" table:style-name="ce30">
            <text:p>A1DEM08</text:p>
          </table:table-cell>
          <table:table-cell office:value-type="string" table:style-name="ce8">
            <text:p>Lebourg</text:p>
          </table:table-cell>
          <table:table-cell office:value-type="string" table:style-name="ce8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Analyse 1</text:p>
          </table:table-cell>
          <table:table-cell office:value-type="string" table:style-name="ce30">
            <text:p>A1DEM01</text:p>
          </table:table-cell>
          <table:table-cell office:value-type="string" table:style-name="ce39">
            <text:p>Simenhaus</text:p>
          </table:table-cell>
          <table:table-cell office:value-type="string" table:style-name="ce39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Algèbre linéaire 2</text:p>
          </table:table-cell>
          <table:table-cell office:value-type="string" table:style-name="ce30">
            <text:p>A1DEM09</text:p>
          </table:table-cell>
          <table:table-cell office:value-type="string" table:style-name="ce8">
            <text:p>Vialard</text:p>
          </table:table-cell>
          <table:table-cell office:value-type="string" table:style-name="ce8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lgèbre linéaire 1</text:p>
          </table:table-cell>
          <table:table-cell office:value-type="string" table:style-name="ce30">
            <text:p>A1DEM02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lgorithmique et programmation 2</text:p>
          </table:table-cell>
          <table:table-cell office:value-type="string" table:style-name="ce30">
            <text:p>A1DEM11</text:p>
          </table:table-cell>
          <table:table-cell office:value-type="string" table:style-name="ce8">
            <text:p>Cazenave</text:p>
          </table:table-cell>
          <table:table-cell office:value-type="string" table:style-name="ce8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3">
          <table:table-cell/>
          <table:table-cell office:value-type="string" table:style-name="ce27">
            <text:p>Algorithmique et programmation 1</text:p>
          </table:table-cell>
          <table:table-cell office:value-type="string" table:style-name="ce30">
            <text:p>A1DEM03</text:p>
          </table:table-cell>
          <table:table-cell office:value-type="string" table:style-name="ce39">
            <text:p>Colazzo</text:p>
          </table:table-cell>
          <table:table-cell office:value-type="string" table:style-name="ce39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38"/>
          <table:table-cell office:value-type="string" table:style-name="ce30">
            <text:p>30h CMTD</text:p>
          </table:table-cell>
          <table:table-cell office:value-type="string" table:style-name="ce39">
            <text:p>30h CMTP</text:p>
          </table:table-cell>
          <table:table-cell office:value-type="string" table:style-name="ce33">
            <text:p>6 CMTD et 6 CMTP</text:p>
          </table:table-cell>
          <table:table-cell table:content-validation-name="val2" table:style-name="ce104"/>
          <table:table-cell table:content-validation-name="val3" table:style-name="ce35"/>
          <table:table-cell table:content-validation-name="val3" table:style-name="ce48"/>
          <table:table-cell table:style-name="ce35"/>
          <table:table-cell table:style-name="ce47"/>
          <table:table-cell table:style-name="ce1"/>
          <table:table-cell office:value-type="string" table:style-name="ce27">
            <text:p>Modélisation et applications des mathématiques</text:p>
          </table:table-cell>
          <table:table-cell office:value-type="string" table:style-name="ce30">
            <text:p>A1DEM10</text:p>
          </table:table-cell>
          <table:table-cell office:value-type="string" table:style-name="ce8">
            <text:p>Boussion</text:p>
          </table:table-cell>
          <table:table-cell office:value-type="string" table:style-name="ce8">
            <text:p>Boussion CM</text:p>
            <text:p>Genadot</text:p>
            <text:p>Leboucher</text:p>
            <text:p>Le Cousi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8">
            <text:p>Introduction à la microéconomie</text:p>
          </table:table-cell>
          <table:table-cell office:value-type="string" table:style-name="ce30">
            <text:p>A1DEM04</text:p>
          </table:table-cell>
          <table:table-cell office:value-type="string" table:style-name="ce39">
            <text:p>De Vreyer</text:p>
          </table:table-cell>
          <table:table-cell office:value-type="string" table:style-name="ce39">
            <text:p>De Vreyer CM</text:p>
            <text:p>Brembilla</text:p>
            <text:p>Laffineur</text:p>
            <text:p>Morcillo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6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Outils en informatique</text:p>
            <text:p>- Outils de l'internet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30">
            <text:p>15h CM</text:p>
          </table:table-cell>
          <table:table-cell table:style-name="ce38"/>
          <table:table-cell office:value-type="string" table:style-name="ce39">
            <text:p>15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4">
          <table:table-cell/>
          <table:table-cell office:value-type="string" table:style-name="ce27">
            <text:p>Problèmes économiques</text:p>
          </table:table-cell>
          <table:table-cell office:value-type="string" table:style-name="ce30">
            <text:p>A1DEM06</text:p>
          </table:table-cell>
          <table:table-cell office:value-type="string" table:style-name="ce39">
            <text:p>Dieudonne</text:p>
          </table:table-cell>
          <table:table-cell office:value-type="string" table:style-name="ce39">
            <text:p>Dieudonne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50"/>
          <table:table-cell table:content-validation-name="val3" table:style-name="ce34"/>
          <table:table-cell table:content-validation-name="val2" table:style-name="ce106"/>
          <table:table-cell table:content-validation-name="val2" table:style-name="ce105"/>
          <table:table-cell table:style-name="ce106"/>
          <table:table-cell table:style-name="ce51"/>
          <table:table-cell table:style-name="ce1"/>
          <table:table-cell office:value-type="string" table:style-name="ce28">
            <text:p>Outils en informatique</text:p>
            <text:p>- Initiation à la recherche opérationnelle avec Excel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5">
          <table:table-cell/>
          <table:table-cell office:value-type="string" table:style-name="ce27">
            <text:p>Organisation des entreprises</text:p>
          </table:table-cell>
          <table:table-cell office:value-type="string" table:style-name="ce30">
            <text:p>A1DEM07</text:p>
          </table:table-cell>
          <table:table-cell office:value-type="string" table:style-name="ce39">
            <text:p>Servel</text:p>
          </table:table-cell>
          <table:table-cell office:value-type="string" table:style-name="ce39">
            <text:p>Carcassonne CM</text:p>
            <text:p>Servel CM</text:p>
            <text:p>Zouaneb</text:p>
            <text:p>Diedhiou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30h TD</text:p>
          </table:table-cell>
          <table:table-cell table:style-name="ce32"/>
          <table:table-cell office:value-type="string" table:style-name="ce33">
            <text:p>2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8">
            <text:p>Outils en informatique</text:p>
            <text:p>- Bases de données élémentaires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1DEM05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38"/>
          <table:table-cell office:value-type="string" table:style-name="ce30">
            <text:p>18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Macroéconomie : analyse de long terme</text:p>
          </table:table-cell>
          <table:table-cell office:value-type="string" table:style-name="ce30">
            <text:p>A1DEM12</text:p>
          </table:table-cell>
          <table:table-cell office:value-type="string" table:style-name="ce8">
            <text:p>Chagny</text:p>
          </table:table-cell>
          <table:table-cell office:value-type="string" table:style-name="ce8">
            <text:p>Chagny CM</text:p>
            <text:p>Lorre</text:p>
            <text:p>Laffineu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1ALL01</text:p>
            <text:p>A1ESP01</text:p>
          </table:table-cell>
          <table:table-cell office:value-type="string" table:style-name="ce39">
            <text:p>Quinchon-Caudal</text:p>
            <text:p>Amisse</text:p>
          </table:table-cell>
          <table:table-cell office:value-type="string" table:style-name="ce39">
            <text:p>Tudoran</text:p>
            <text:p>Barrera Guarin</text:p>
            <text:p>Jareno 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Anglais 2</text:p>
          </table:table-cell>
          <table:table-cell office:value-type="string" table:style-name="ce30">
            <text:p>A1DEM13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9">
            <text:p>Anglais soutien S1</text:p>
          </table:table-cell>
          <table:table-cell office:value-type="string" table:style-name="ce31">
            <text:p>A1SOU01</text:p>
          </table:table-cell>
          <table:table-cell office:value-type="string" table:style-name="ce53">
            <text:p>Bourrel</text:p>
          </table:table-cell>
          <table:table-cell office:value-type="string" table:style-name="ce53">
            <text:p>Joyce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107"/>
          <table:table-cell table:content-validation-name="val2" table:style-name="ce43"/>
          <table:table-cell table:content-validation-name="val2" table:style-name="ce108"/>
          <table:table-cell table:style-name="ce43"/>
          <table:table-cell table:style-name="ce55"/>
          <table:table-cell table:style-name="ce1"/>
          <table:table-cell office:value-type="string" table:style-name="ce27">
            <text:p>LV2 (Allemand / Espagnol)</text:p>
          </table:table-cell>
          <table:table-cell table:style-name="ce30"/>
          <table:table-cell table:number-columns-repeated="2" table:style-name="ce8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table:number-columns-repeated="7" table:style-name="ce1"/>
          <table:table-cell table:number-columns-repeated="2" table:style-name="ce88"/>
          <table:table-cell table:number-columns-repeated="5" table:style-name="ce1"/>
          <table:table-cell office:value-type="string" table:style-name="ce27">
            <text:p>Anglais soutien S2</text:p>
          </table:table-cell>
          <table:table-cell office:value-type="string" table:style-name="ce30">
            <text:p>A1SOU02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Joyce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1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1"/>
          <table:table-cell office:value-type="string" table:style-name="ce29">
            <text:p>DROIT C2I</text:p>
          </table:table-cell>
          <table:table-cell office:value-type="string" table:style-name="ce31">
            <text:p>A0MID21</text:p>
          </table:table-cell>
          <table:table-cell table:style-name="ce9"/>
          <table:table-cell office:value-type="string" table:style-name="ce9">
            <text:p>Batusanski</text:p>
          </table:table-cell>
          <table:table-cell office:value-type="string" table:style-name="ce31">
            <text:p>18h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42"/>
          <table:table-cell table:content-validation-name="val2" table:style-name="ce43"/>
          <table:table-cell table:content-validation-name="val2" table:style-name="ce110"/>
          <table:table-cell table:style-name="ce44"/>
          <table:table-cell table:style-name="ce45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6">
          <table:table-cell/>
          <table:table-cell table:style-name="ce1"/>
          <table:covered-table-cell/>
          <table:covered-table-cell table:number-columns-repeated="11"/>
          <table:table-cell table:number-columns-repeated="16" table:style-name="ce1"/>
          <table:table-cell table:style-name="ce7"/>
          <table:table-cell table:number-columns-repeated="16353" table:style-name="ce1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1"/>
          <table:table-cell office:value-type="string" table:style-name="ce1">
            <text:p>COMMENTAIRES</text:p>
          </table:table-cell>
          <table:table-cell table:number-columns-spanned="12" table:number-rows-spanned="3" table:style-name="ce287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1"/>
          <table:table-cell table:number-columns-repeated="2" table:style-name="ce88"/>
          <table:table-cell table:number-columns-repeated="20" table:style-name="ce1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 table:protected="true">
        <table:table-column table:style-name="co5" table:default-cell-style-name="ce1"/>
        <table:table-column table:style-name="co22" table:default-cell-style-name="ce120"/>
        <table:table-column table:style-name="co3" table:default-cell-style-name="ce90"/>
        <table:table-column table:style-name="co3" table:default-cell-style-name="ce90" table:visibility="collapse"/>
        <table:table-column table:style-name="co23" table:default-cell-style-name="ce90" table:visibility="collapse"/>
        <table:table-column table:style-name="co24" table:default-cell-style-name="ce90"/>
        <table:table-column table:style-name="co25" table:default-cell-style-name="ce90"/>
        <table:table-column table:style-name="co26" table:default-cell-style-name="ce90"/>
        <table:table-column table:style-name="co27" table:number-columns-repeated="3" table:default-cell-style-name="ce90"/>
        <table:table-column table:style-name="co11" table:default-cell-style-name="ce90"/>
        <table:table-column table:style-name="co13" table:number-columns-repeated="2" table:default-cell-style-name="ce90"/>
        <table:table-column table:style-name="co28" table:default-cell-style-name="ce1"/>
        <table:table-column table:style-name="co29" table:default-cell-style-name="ce111"/>
        <table:table-column table:style-name="co9" table:default-cell-style-name="ce1"/>
        <table:table-column table:style-name="co30" table:default-cell-style-name="ce1" table:visibility="collapse"/>
        <table:table-column table:style-name="co23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6" table:default-cell-style-name="ce1"/>
        <table:table-column table:style-name="co1" table:number-columns-repeated="16350" table:default-cell-style-name="ce1"/>
        <table:table-row table:style-name="ro27">
          <table:table-cell/>
          <table:table-cell office:value-type="string" table:number-columns-spanned="2" table:number-rows-spanned="1" table:style-name="ce289">
            <text:p>2ème année de Licence</text:p>
          </table:table-cell>
          <table:covered-table-cell/>
          <table:table-cell table:number-columns-repeated="2" table:style-name="ce89"/>
          <table:table-cell table:style-name="ce90"/>
          <table:table-cell office:value-type="string" table:number-columns-spanned="2" table:number-rows-spanned="1" table:style-name="ce207">
            <text:p>prévision 2016/2017</text:p>
          </table:table-cell>
          <table:covered-table-cell/>
          <table:table-cell office:value-type="string" table:number-columns-spanned="5" table:number-rows-spanned="1" table:style-name="ce288">
            <text:p>: 200 étudiants</text:p>
          </table:table-cell>
          <table:covered-table-cell table:number-columns-repeated="4"/>
          <table:table-cell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27">
          <table:table-cell/>
          <table:table-cell office:value-type="string" table:number-columns-spanned="13" table:number-rows-spanned="1" table:style-name="ce279">
            <text:p>ENSEIGNEMENTS SEMESTRE 3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4</text:p>
          </table:table-cell>
          <table:covered-table-cell table:number-columns-repeated="12"/>
          <table:table-cell table:number-columns-repeated="16356" table:style-name="ce1"/>
        </table:table-row>
        <table:table-row table:style-name="ro28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71">
            <text:p>Choix Cours</text:p>
          </table:table-cell>
          <table:table-cell office:value-type="string" table:style-name="ce72">
            <text:p>Choix TD/CMTD</text:p>
          </table:table-cell>
          <table:table-cell office:value-type="string" table:style-name="ce73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112">
            <text:p>Nombre d'années d'enseignement de la matière</text:p>
          </table:table-cell>
          <table:table-cell table:number-columns-repeated="3" table:style-name="ce1"/>
          <table:table-cell office:value-type="string" table:style-name="ce1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27">
            <text:p>Analyse 3</text:p>
          </table:table-cell>
          <table:table-cell office:value-type="string" table:style-name="ce30">
            <text:p>A2DEM01</text:p>
          </table:table-cell>
          <table:table-cell office:value-type="string" table:style-name="ce113">
            <text:p>Tonon</text:p>
          </table:table-cell>
          <table:table-cell office:value-type="string" table:style-name="ce113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Probabilités multidimensionnelles et théorèmes limites</text:p>
          </table:table-cell>
          <table:table-cell office:value-type="string" table:style-name="ce30">
            <text:p>A2DEM08</text:p>
          </table:table-cell>
          <table:table-cell office:value-type="string" table:style-name="ce39">
            <text:p>Trashorras</text:p>
          </table:table-cell>
          <table:table-cell office:value-type="string" table:style-name="ce39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39hCMTD</text:p>
          </table:table-cell>
          <table:table-cell office:value-type="string" table:style-name="ce30">
            <text:p>19,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27">
            <text:p>Algèbre linéaire 3</text:p>
          </table:table-cell>
          <table:table-cell office:value-type="string" table:style-name="ce30">
            <text:p>A2DEM02</text:p>
          </table:table-cell>
          <table:table-cell office:value-type="string" table:style-name="ce113">
            <text:p>Glass</text:p>
          </table:table-cell>
          <table:table-cell office:value-type="string" table:style-name="ce113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Calcul différentiel</text:p>
          </table:table-cell>
          <table:table-cell office:value-type="string" table:style-name="ce30">
            <text:p>A2DEM09</text:p>
          </table:table-cell>
          <table:table-cell office:value-type="string" table:style-name="ce39">
            <text:p>Lebourg</text:p>
          </table:table-cell>
          <table:table-cell office:value-type="string" table:style-name="ce39">
            <text:p>Lebourg CM</text:p>
            <text:p>Vacher</text:p>
            <text:p>Bartier</text:p>
            <text:p>Attouchi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MTD</text:p>
          </table:table-cell>
          <table:table-cell table:style-name="ce38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27">
            <text:p>Probabilités discrètes et réelles</text:p>
          </table:table-cell>
          <table:table-cell office:value-type="string" table:style-name="ce30">
            <text:p>A2DEM03</text:p>
          </table:table-cell>
          <table:table-cell office:value-type="string" table:style-name="ce113">
            <text:p>Lehec</text:p>
          </table:table-cell>
          <table:table-cell office:value-type="string" table:style-name="ce113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Méthodes numériques : algèbre matricielle et fonction d'une variable réelle</text:p>
          </table:table-cell>
          <table:table-cell office:value-type="string" table:style-name="ce30">
            <text:p>A2DEM10</text:p>
          </table:table-cell>
          <table:table-cell office:value-type="string" table:style-name="ce39">
            <text:p>Legendre</text:p>
          </table:table-cell>
          <table:table-cell office:value-type="string" table:style-name="ce39">
            <text:p>Legendre CM</text:p>
            <text:p>Nenna</text:p>
            <text:p>Hajej</text:p>
            <text:p>Gharsalli</text:p>
          </table:table-cell>
          <table:table-cell office:value-type="string" table:style-name="ce30">
            <text:p>16,5hCM</text:p>
          </table:table-cell>
          <table:table-cell office:value-type="string" table:style-name="ce30">
            <text:p>19,5hCMTD</text:p>
          </table:table-cell>
          <table:table-cell office:value-type="string" table:style-name="ce30">
            <text:p>1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4">
          <table:table-cell/>
          <table:table-cell office:value-type="string" table:style-name="ce27">
            <text:p>Algorithmique et applications</text:p>
          </table:table-cell>
          <table:table-cell office:value-type="string" table:style-name="ce30">
            <text:p>A2DEM05</text:p>
          </table:table-cell>
          <table:table-cell office:value-type="string" table:style-name="ce113">
            <text:p>Cornaz</text:p>
          </table:table-cell>
          <table:table-cell office:value-type="string" table:style-name="ce113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5h TD</text:p>
          </table:table-cell>
          <table:table-cell office:value-type="string" table:style-name="ce113">
            <text:p>15h TP</text:p>
          </table:table-cell>
          <table:table-cell office:value-type="string" table:style-name="ce114">
            <text:p>6 TD et 12 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Programmation objet</text:p>
          </table:table-cell>
          <table:table-cell office:value-type="string" table:style-name="ce30">
            <text:p>A2DEM18</text:p>
          </table:table-cell>
          <table:table-cell office:value-type="string" table:style-name="ce39">
            <text:p>Cazenave</text:p>
          </table:table-cell>
          <table:table-cell office:value-type="string" table:style-name="ce39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19,5h TP</text:p>
          </table:table-cell>
          <table:table-cell office:value-type="float" office:value="2" table:style-name="ce114">
            <text:p>2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18">
          <table:table-cell/>
          <table:table-cell office:value-type="string" table:style-name="ce28">
            <text:p>Programmation C</text:p>
          </table:table-cell>
          <table:table-cell office:value-type="string" table:style-name="ce30">
            <text:p>A2DEM16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 CL</text:p>
            <text:p>Sikor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113">
            <text:p>12h TP</text:p>
          </table:table-cell>
          <table:table-cell office:value-type="string" table:style-name="ce114">
            <text:p>1 <text:s/>TD et 2 <text:s/>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Systèmes d'exploitation</text:p>
          </table:table-cell>
          <table:table-cell office:value-type="string" table:style-name="ce30">
            <text:p>A2DEM19</text:p>
          </table:table-cell>
          <table:table-cell office:value-type="string" table:style-name="ce39">
            <text:p>Lazard</text:p>
          </table:table-cell>
          <table:table-cell office:value-type="string" table:style-name="ce39">
            <text:p>Lazard CM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9">
          <table:table-cell/>
          <table:table-cell office:value-type="string" table:style-name="ce28">
            <text:p>Architecture des ordinateurs</text:p>
          </table:table-cell>
          <table:table-cell office:value-type="string" table:style-name="ce30">
            <text:p>A2DEM17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Introduction à la finance<text:s/><text:span text:style-name="T8">(enseignement en anglais)</text:span></text:p>
          </table:table-cell>
          <table:table-cell office:value-type="string" table:style-name="ce30">
            <text:p>A2DEM12</text:p>
          </table:table-cell>
          <table:table-cell office:value-type="string" table:style-name="ce39">
            <text:p>Sere</text:p>
          </table:table-cell>
          <table:table-cell office:value-type="string" table:style-name="ce39">
            <text:p>Sere</text:p>
            <text:p>Dumitrescu</text:p>
            <text:p>Mastrolia</text:p>
            <text:p>Oliu-Barton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oef CM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5">
          <table:table-cell/>
          <table:table-cell office:value-type="string" table:style-name="ce28">
            <text:p>Macroéconomie : Analyse de court et moyen terme</text:p>
          </table:table-cell>
          <table:table-cell office:value-type="string" table:style-name="ce30">
            <text:p>A2DEM06</text:p>
          </table:table-cell>
          <table:table-cell office:value-type="string" table:style-name="ce113">
            <text:p>Masson Bernard</text:p>
          </table:table-cell>
          <table:table-cell office:value-type="string" table:style-name="ce113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Macroéconomie internationale</text:p>
          </table:table-cell>
          <table:table-cell office:value-type="string" table:style-name="ce30">
            <text:p>A2DEM15</text:p>
          </table:table-cell>
          <table:table-cell office:value-type="string" table:style-name="ce39">
            <text:p>Liaud Lenoble</text:p>
          </table:table-cell>
          <table:table-cell office:value-type="string" table:style-name="ce39">
            <text:p>Liaud Lenoble CM</text:p>
            <text:p>Morcillo</text:p>
            <text:p>Navaux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2">
          <table:table-cell/>
          <table:table-cell office:value-type="string" table:style-name="ce27">
            <text:p>Grands enjeux contemporains (annuel)</text:p>
          </table:table-cell>
          <table:table-cell office:value-type="string" table:style-name="ce30">
            <text:p>A2DEM20</text:p>
          </table:table-cell>
          <table:table-cell table:number-columns-repeated="2" table:style-name="ce113"/>
          <table:table-cell office:value-type="string" table:style-name="ce30">
            <text:p>30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Microéconomie : théorie de l'équilibre général</text:p>
          </table:table-cell>
          <table:table-cell office:value-type="string" table:style-name="ce30">
            <text:p>A2DEM07</text:p>
          </table:table-cell>
          <table:table-cell office:value-type="string" table:style-name="ce113">
            <text:p>Ettinger</text:p>
          </table:table-cell>
          <table:table-cell office:value-type="string" table:style-name="ce113">
            <text:p>Ettinger CM</text:p>
            <text:p>Iehle</text:p>
            <text:p>Trouillet</text:p>
            <text:p>Brembilla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3">
          <table:table-cell/>
          <table:table-cell office:value-type="string" table:style-name="ce28">
            <text:p>Histoire économique contemporaine (annuel)</text:p>
          </table:table-cell>
          <table:table-cell office:value-type="string" table:style-name="ce30">
            <text:p>A2DEM14</text:p>
          </table:table-cell>
          <table:table-cell office:value-type="string" table:style-name="ce113">
            <text:p>Chalmin</text:p>
          </table:table-cell>
          <table:table-cell office:value-type="string" table:style-name="ce113">
            <text:p>Chalmin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Anglais 4</text:p>
          </table:table-cell>
          <table:table-cell office:value-type="string" table:style-name="ce30">
            <text:p>A2DEM11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2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4">
          <table:table-cell/>
          <table:table-cell office:value-type="string" table:style-name="ce27">
            <text:p>Anglais 3</text:p>
          </table:table-cell>
          <table:table-cell office:value-type="string" table:style-name="ce30">
            <text:p>A2DEM04</text:p>
          </table:table-cell>
          <table:table-cell office:value-type="string" table:style-name="ce113">
            <text:p>Bourrel</text:p>
          </table:table-cell>
          <table:table-cell office:value-type="string" table:style-name="ce113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Anglais culture et civilisation</text:p>
          </table:table-cell>
          <table:table-cell office:value-type="string" table:style-name="ce116">
            <text:p>A2DEM13</text:p>
          </table:table-cell>
          <table:table-cell office:value-type="string" table:style-name="ce117">
            <text:p>Chupin</text:p>
          </table:table-cell>
          <table:table-cell office:value-type="string" table:style-name="ce117">
            <text:p>Piola</text:p>
            <text:p>Gilfedder</text:p>
            <text:p>O'Brien</text:p>
          </table:table-cell>
          <table:table-cell table:style-name="ce32"/>
          <table:table-cell office:value-type="string" table:style-name="ce30">
            <text:p>39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5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2ALL01</text:p>
            <text:p>A2ESP01</text:p>
          </table:table-cell>
          <table:table-cell office:value-type="string" table:style-name="ce113">
            <text:p>Amisse</text:p>
          </table:table-cell>
          <table:table-cell office:value-type="string" table:style-name="ce113">
            <text:p>Barrera Guarin</text:p>
            <text:p>Jareno-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LV2 (Allemand / Espagnol)</text:p>
          </table:table-cell>
          <table:table-cell office:value-type="string" table:style-name="ce116">
            <text:p>A2ESP01</text:p>
          </table:table-cell>
          <table:table-cell table:number-columns-repeated="2" table:style-name="ce117"/>
          <table:table-cell table:style-name="ce32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6">
          <table:table-cell/>
          <table:table-cell office:value-type="string" table:style-name="ce29">
            <text:p>Anglais soutien S3</text:p>
          </table:table-cell>
          <table:table-cell office:value-type="string" table:style-name="ce31">
            <text:p>A2SOU01</text:p>
          </table:table-cell>
          <table:table-cell table:style-name="ce118"/>
          <table:table-cell office:value-type="string" table:style-name="ce118">
            <text:p>Moogalian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10"/>
          <table:table-cell table:style-name="ce65"/>
          <table:table-cell table:style-name="ce60"/>
          <table:table-cell table:style-name="ce1"/>
          <table:table-cell office:value-type="string" table:style-name="ce29">
            <text:p>Anglais soutien S4</text:p>
          </table:table-cell>
          <table:table-cell office:value-type="string" table:style-name="ce31">
            <text:p>A2SOU02</text:p>
          </table:table-cell>
          <table:table-cell table:style-name="ce53"/>
          <table:table-cell office:value-type="string" table:style-name="ce53">
            <text:p>Moogalian</text:p>
          </table:table-cell>
          <table:table-cell table:style-name="ce40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08"/>
          <table:table-cell table:style-name="ce65"/>
          <table:table-cell table:style-name="ce60"/>
          <table:table-cell table:number-columns-repeated="16356" table:style-name="ce1"/>
        </table:table-row>
        <table:table-row table:style-name="ro26">
          <table:table-cell/>
          <table:table-cell table:style-name="ce120"/>
          <table:table-cell table:number-columns-repeated="12"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15">
          <table:table-cell/>
          <table:table-cell office:value-type="string" table:style-name="ce1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1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20"/>
          <table:covered-table-cell/>
          <table:covered-table-cell table:number-columns-repeated="11"/>
          <table:table-cell table:style-name="ce1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 table:protected="true">
        <table:table-column table:style-name="co41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43" table:default-cell-style-name="ce7"/>
        <table:table-column table:style-name="co14" table:default-cell-style-name="ce7"/>
        <table:table-column table:style-name="co44" table:default-cell-style-name="ce7"/>
        <table:table-column table:style-name="co43" table:number-columns-repeated="3" table:default-cell-style-name="ce7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48" table:default-cell-style-name="ce7"/>
        <table:table-column table:style-name="co1" table:default-cell-style-name="ce7"/>
        <table:table-column table:style-name="co24" table:default-cell-style-name="ce7"/>
        <table:table-column table:style-name="co1" table:number-columns-repeated="7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37">
          <table:table-cell/>
          <table:table-cell office:value-type="string" table:number-columns-spanned="2" table:number-rows-spanned="1" table:style-name="ce257">
            <text:p>Dauphine Licence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90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4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27">
            <text:p>Pré-rentrée : Mise à niveau Probabilités</text:p>
          </table:table-cell>
          <table:table-cell office:value-type="string" table:style-name="ce30">
            <text:p>A3MANPRO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génierie des systèmes d'information 2</text:p>
          </table:table-cell>
          <table:table-cell office:value-type="string" table:style-name="ce30">
            <text:p>A3STS28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Ingénierie des systèmes d'information 1</text:p>
          </table:table-cell>
          <table:table-cell office:value-type="string" table:style-name="ce30">
            <text:p>A3STS25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8">
            <text:p>Bases de données relationnelles</text:p>
          </table:table-cell>
          <table:table-cell office:value-type="string" table:style-name="ce30">
            <text:p>A3STS18</text:p>
          </table:table-cell>
          <table:table-cell office:value-type="string" table:style-name="ce39">
            <text:p>Manouvrier</text:p>
          </table:table-cell>
          <table:table-cell office:value-type="string" table:style-name="ce39">
            <text:p>Manouvrier CM</text:p>
            <text:p>Belhajjame</text:p>
          </table:table-cell>
          <table:table-cell office:value-type="string" table:style-name="ce30">
            <text:p>24h CM</text:p>
          </table:table-cell>
          <table:table-cell office:value-type="string" table:style-name="ce30">
            <text:p>18h TD</text:p>
          </table:table-cell>
          <table:table-cell office:value-type="string" table:style-name="ce30">
            <text:p>6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48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28">
            <text:p>Probabilités et processus stochastique</text:p>
          </table:table-cell>
          <table:table-cell office:value-type="string" table:style-name="ce30">
            <text:p>A3STS23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Modèles décisionnels</text:p>
          </table:table-cell>
          <table:table-cell office:value-type="string" table:style-name="ce30">
            <text:p>A3STS34</text:p>
          </table:table-cell>
          <table:table-cell office:value-type="string" table:style-name="ce39">
            <text:p>Ozturk</text:p>
          </table:table-cell>
          <table:table-cell office:value-type="string" table:style-name="ce39">
            <text:p>Ozturk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alyse de données</text:p>
          </table:table-cell>
          <table:table-cell office:value-type="string" table:style-name="ce30">
            <text:p>A3STS24</text:p>
          </table:table-cell>
          <table:table-cell office:value-type="string" table:style-name="ce39">
            <text:p>Atif</text:p>
          </table:table-cell>
          <table:table-cell office:value-type="string" table:style-name="ce39">
            <text:p>Atif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troduction aux systèmes à base de connaissances</text:p>
          </table:table-cell>
          <table:table-cell office:value-type="string" table:style-name="ce30">
            <text:p>A3STS35</text:p>
          </table:table-cell>
          <table:table-cell office:value-type="string" table:style-name="ce39">
            <text:p>Pigozzi/Cazenave</text:p>
          </table:table-cell>
          <table:table-cell office:value-type="string" table:style-name="ce39">
            <text:p>Pigozzi/Cazenave CM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2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8">
            <text:p>Java-Objet</text:p>
          </table:table-cell>
          <table:table-cell office:value-type="string" table:style-name="ce30">
            <text:p>A3STS20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Réseaux : infrastructures</text:p>
          </table:table-cell>
          <table:table-cell office:value-type="string" table:style-name="ce30">
            <text:p>A3STS29</text:p>
          </table:table-cell>
          <table:table-cell office:value-type="string" table:style-name="ce39">
            <text:p>Galand</text:p>
          </table:table-cell>
          <table:table-cell office:value-type="string" table:style-name="ce39">
            <text:p>Galand CM</text:p>
            <text:p>Lesca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,5h TP</text:p>
          </table:table-cell>
          <table:table-cell office:value-type="string" table:style-name="ce114">
            <text:p>2 TD</text:p>
            <text:p><text:s/>et 2 TP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8">
            <text:p>Utilisation et programmation UNIX</text:p>
          </table:table-cell>
          <table:table-cell office:value-type="string" table:style-name="ce30">
            <text:p>A3STS21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9h CM</text:p>
          </table:table-cell>
          <table:table-cell table:style-name="ce38"/>
          <table:table-cell office:value-type="string" table:style-name="ce30">
            <text:p>21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style-name="ce106"/>
          <table:table-cell table:content-validation-name="val5" table:style-name="ce48"/>
          <table:table-cell table:style-name="ce64"/>
          <table:table-cell table:style-name="ce51"/>
          <table:table-cell table:style-name="ce7"/>
          <table:table-cell office:value-type="string" table:style-name="ce28">
            <text:p>Programmation linéaire</text:p>
          </table:table-cell>
          <table:table-cell office:value-type="string" table:style-name="ce30">
            <text:p>A3STS17</text:p>
          </table:table-cell>
          <table:table-cell office:value-type="string" table:style-name="ce39">
            <text:p>Cornaz</text:p>
          </table:table-cell>
          <table:table-cell office:value-type="string" table:style-name="ce39">
            <text:p>Cornaz CM</text:p>
            <text:p>Furini</text:p>
            <text:p>Barrot</text:p>
          </table:table-cell>
          <table:table-cell office:value-type="string" table:style-name="ce30">
            <text:p>16,5h CM</text:p>
          </table:table-cell>
          <table:table-cell office:value-type="string" table:style-name="ce30">
            <text:p>16,5h TD</text:p>
          </table:table-cell>
          <table:table-cell office:value-type="string" table:style-name="ce30">
            <text:p>3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Graphes : modélisation et algorithmes</text:p>
          </table:table-cell>
          <table:table-cell office:value-type="string" table:style-name="ce30">
            <text:p>A3STS19</text:p>
          </table:table-cell>
          <table:table-cell office:value-type="string" table:style-name="ce39">
            <text:p>Ries</text:p>
          </table:table-cell>
          <table:table-cell office:value-type="string" table:style-name="ce39">
            <text:p>Ries CM</text:p>
            <text:p>Barr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Comptabilité analytique</text:p>
          </table:table-cell>
          <table:table-cell office:value-type="string" table:style-name="ce30">
            <text:p>A3STS30</text:p>
          </table:table-cell>
          <table:table-cell table:style-name="ce39"/>
          <table:table-cell office:value-type="string" table:style-name="ce39">
            <text:p>Legris Pelegrin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10">
          <table:table-cell/>
          <table:table-cell office:value-type="string" table:style-name="ce27">
            <text:p>Logique<text:span text:style-name="T8"><text:s/>(en anglais)</text:span></text:p>
          </table:table-cell>
          <table:table-cell office:value-type="string" table:style-name="ce30">
            <text:p>A3STS22</text:p>
          </table:table-cell>
          <table:table-cell office:value-type="string" table:style-name="ce39">
            <text:p>Pigozzi/Masson</text:p>
          </table:table-cell>
          <table:table-cell office:value-type="string" table:style-name="ce39">
            <text:p>Pigozzi/Masson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Finance d'entreprise</text:p>
          </table:table-cell>
          <table:table-cell office:value-type="string" table:style-name="ce30">
            <text:p>A3STS36</text:p>
          </table:table-cell>
          <table:table-cell office:value-type="string" table:style-name="ce39">
            <text:p>Thibonnier</text:p>
          </table:table-cell>
          <table:table-cell office:value-type="string" table:style-name="ce39">
            <text:p>Thibonnier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27">
            <text:p>Projet Java</text:p>
          </table:table-cell>
          <table:table-cell office:value-type="string" table:style-name="ce116">
            <text:p>A3STS32</text:p>
          </table:table-cell>
          <table:table-cell office:value-type="string" table:style-name="ce117">
            <text:p>Masson Michel</text:p>
          </table:table-cell>
          <table:table-cell office:value-type="string" table:style-name="ce117">
            <text:p>Masson</text:p>
          </table:table-cell>
          <table:table-cell office:value-type="string" table:style-name="ce30">
            <text:p>1,5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135"/>
          <table:table-cell table:content-validation-name="val5" table:style-name="ce48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5</text:p>
            <text:p>A3ESP05</text:p>
          </table:table-cell>
          <table:table-cell office:value-type="string" table:style-name="ce39">
            <text:p>Quinchon Caudal</text:p>
          </table:table-cell>
          <table:table-cell table:style-name="ce39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15">
            <text:p>Expression écrite - communication<text:s/></text:p>
          </table:table-cell>
          <table:table-cell office:value-type="string" table:style-name="ce116">
            <text:p>A3STS26</text:p>
          </table:table-cell>
          <table:table-cell office:value-type="string" table:style-name="ce117">
            <text:p>Caracassonne</text:p>
          </table:table-cell>
          <table:table-cell office:value-type="string" table:style-name="ce117">
            <text:p>Carcassonne CM</text:p>
            <text:p>Checri</text:p>
          </table:table-cell>
          <table:table-cell office:value-type="string" table:style-name="ce128">
            <text:p>3h CM</text:p>
          </table:table-cell>
          <table:table-cell office:value-type="string" table:style-name="ce128">
            <text:p>36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office:value-type="string" table:style-name="ce29">
            <text:p>Sociologie des organisations</text:p>
          </table:table-cell>
          <table:table-cell office:value-type="string" table:style-name="ce31">
            <text:p>A3STS33</text:p>
          </table:table-cell>
          <table:table-cell office:value-type="string" table:style-name="ce53">
            <text:p>Servel</text:p>
          </table:table-cell>
          <table:table-cell office:value-type="string" table:style-name="ce53">
            <text:p>Servel CM</text:p>
            <text:p>Cleach</text:p>
          </table:table-cell>
          <table:table-cell office:value-type="string" table:style-name="ce31">
            <text:p>15h 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2" table:style-name="ce119">
            <text:p>2</text:p>
          </table:table-cell>
          <table:table-cell table:content-validation-name="val5" table:style-name="ce42"/>
          <table:table-cell table:content-validation-name="val5" table:style-name="ce43"/>
          <table:table-cell table:style-name="ce108"/>
          <table:table-cell table:style-name="ce65"/>
          <table:table-cell table:style-name="ce55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table:number-columns-repeated="14" table:style-name="ce7"/>
          <table:table-cell office:value-type="string" table:style-name="ce130">
            <text:p>LV2 (Allemand / Espagnol)</text:p>
          </table:table-cell>
          <table:table-cell office:value-type="string" table:style-name="ce31">
            <text:p>A3ALL06</text:p>
            <text:p>A3ESP06</text:p>
          </table:table-cell>
          <table:table-cell office:value-type="string" table:style-name="ce53">
            <text:p>Quinchon Caudal</text:p>
          </table:table-cell>
          <table:table-cell table:style-name="ce53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31"/>
          <table:table-cell table:style-name="ce122"/>
          <table:table-cell table:content-validation-name="val5" table:style-name="ce43"/>
          <table:table-cell table:style-name="ce108"/>
          <table:table-cell table:style-name="ce65"/>
          <table:table-cell table:style-name="ce63"/>
          <table:table-cell table:number-columns-repeated="16356" table:style-name="ce7"/>
        </table:table-row>
        <table:table-row table:style-name="ro3">
          <table:table-cell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132">
            <text:p>COMMENTAIRES</text:p>
          </table:table-cell>
          <table:table-cell table:number-columns-spanned="12" table:number-rows-spanned="10" table:style-name="ce292"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7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 table:protected="true">
        <table:table-column table:style-name="co28" table:default-cell-style-name="ce7"/>
        <table:table-column table:style-name="co49" table:default-cell-style-name="ce7"/>
        <table:table-column table:style-name="co50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31" table:default-cell-style-name="ce7"/>
        <table:table-column table:style-name="co51" table:default-cell-style-name="ce7"/>
        <table:table-column table:style-name="co52" table:default-cell-style-name="ce7"/>
        <table:table-column table:style-name="co11" table:default-cell-style-name="ce7"/>
        <table:table-column table:style-name="co13" table:number-columns-repeated="3" table:default-cell-style-name="ce7"/>
        <table:table-column table:style-name="co21" table:default-cell-style-name="ce7"/>
        <table:table-column table:style-name="co39" table:default-cell-style-name="ce7"/>
        <table:table-column table:style-name="co28" table:default-cell-style-name="ce7"/>
        <table:table-column table:style-name="co42" table:default-cell-style-name="ce7"/>
        <table:table-column table:style-name="co50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51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43">
          <table:table-cell/>
          <table:table-cell office:value-type="string" table:number-columns-spanned="5" table:number-rows-spanned="1" table:style-name="ce257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3" table:number-rows-spanned="1" table:style-name="ce235">
            <text:p>: 150 étudiants</text:p>
          </table:table-cell>
          <table:covered-table-cell table:number-columns-repeated="2"/>
          <table:table-cell table:number-columns-repeated="3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style-name="ce136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Pré-rentrée : probabilités et statistiques</text:p>
          </table:table-cell>
          <table:table-cell office:value-type="string" table:style-name="ce30">
            <text:p>A3PREMA</text:p>
          </table:table-cell>
          <table:table-cell office:value-type="string" table:style-name="ce30">
            <text:p>Balabdaoui</text:p>
          </table:table-cell>
          <table:table-cell office:value-type="string" table:style-name="ce30">
            <text:p>Balabdaoui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optimisation</text:p>
          </table:table-cell>
          <table:table-cell office:value-type="string" table:style-name="ce30">
            <text:p>A3STS14</text:p>
          </table:table-cell>
          <table:table-cell office:value-type="string" table:style-name="ce30">
            <text:p>Frouvelle</text:p>
          </table:table-cell>
          <table:table-cell office:value-type="string" table:style-name="ce30">
            <text:p>Frouvelle CM</text:p>
            <text:p>Nenna</text:p>
            <text:p>Denoyelle</text:p>
            <text:p>Gharsall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0,5hTD</text:p>
          </table:table-cell>
          <table:table-cell office:value-type="string" table:style-name="ce30">
            <text:p>9hTP</text:p>
          </table:table-cell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content-validation-name="val6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Intégrale de Lebesgue et Probabilités</text:p>
          </table:table-cell>
          <table:table-cell office:value-type="string" table:style-name="ce30">
            <text:p>A3STS01</text:p>
          </table:table-cell>
          <table:table-cell office:value-type="string" table:style-name="ce30">
            <text:p>Fejoz</text:p>
          </table:table-cell>
          <table:table-cell office:value-type="string" table:style-name="ce30">
            <text:p>Fejoz CM</text:p>
            <text:p>Butez</text:p>
            <text:p>Simenhaus</text:p>
            <text:p>Haspot</text:p>
          </table:table-cell>
          <table:table-cell office:value-type="string" table:style-name="ce30">
            <text:p>39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ests statistiques</text:p>
          </table:table-cell>
          <table:table-cell office:value-type="string" table:style-name="ce30">
            <text:p>A3STS10</text:p>
          </table:table-cell>
          <table:table-cell office:value-type="string" table:style-name="ce30">
            <text:p>Rousseau</text:p>
          </table:table-cell>
          <table:table-cell office:value-type="string" table:style-name="ce30">
            <text:p>Rousseau CM</text:p>
            <text:p>Butez</text:p>
            <text:p>Ivanoff</text:p>
            <text:p>Gassi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27">
            <text:p>Calcul Différentiel et optimisation</text:p>
          </table:table-cell>
          <table:table-cell office:value-type="string" table:style-name="ce30">
            <text:p>A3STS02</text:p>
          </table:table-cell>
          <table:table-cell office:value-type="string" table:style-name="ce30">
            <text:p>Doss</text:p>
          </table:table-cell>
          <table:table-cell office:value-type="string" table:style-name="ce30">
            <text:p>Doss CM</text:p>
            <text:p>Oli-Barton</text:p>
            <text:p>Frouvel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Equations différentielles<text:s/><text:span text:style-name="T9">(enseignement en anglais)</text:span></text:p>
          </table:table-cell>
          <table:table-cell office:value-type="string" table:style-name="ce30">
            <text:p>A3STS11</text:p>
          </table:table-cell>
          <table:table-cell office:value-type="string" table:style-name="ce30">
            <text:p>Viossat</text:p>
          </table:table-cell>
          <table:table-cell office:value-type="string" table:style-name="ce30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Analyse complexe</text:p>
          </table:table-cell>
          <table:table-cell office:value-type="string" table:style-name="ce30">
            <text:p>A3STS07</text:p>
          </table:table-cell>
          <table:table-cell office:value-type="string" table:style-name="ce30">
            <text:p>Vigeral</text:p>
          </table:table-cell>
          <table:table-cell office:value-type="string" table:style-name="ce30">
            <text:p>Vigeral CM</text:p>
            <text:p>Hatchi</text:p>
            <text:p>Viger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opologie et analyse fonctionnelle<text:s/></text:p>
          </table:table-cell>
          <table:table-cell office:value-type="string" table:style-name="ce30">
            <text:p>A3STS12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  <text:p>Henon</text:p>
            <text:p>Genadot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8">
            <text:p>Microéconomie : concurrence imparfaite</text:p>
          </table:table-cell>
          <table:table-cell office:value-type="string" table:style-name="ce30">
            <text:p>A3STS08</text:p>
          </table:table-cell>
          <table:table-cell office:value-type="string" table:style-name="ce30">
            <text:p>Villeneuve</text:p>
          </table:table-cell>
          <table:table-cell office:value-type="string" table:style-name="ce30">
            <text:p>Villeneuve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acroéconomie approfondie : chômage, monnaie, inflation</text:p>
          </table:table-cell>
          <table:table-cell office:value-type="string" table:style-name="ce30">
            <text:p>A3STS09</text:p>
          </table:table-cell>
          <table:table-cell office:value-type="string" table:style-name="ce30">
            <text:p>Masson B et Carre-Tallon</text:p>
          </table:table-cell>
          <table:table-cell office:value-type="string" table:style-name="ce30">
            <text:p>Masson B CM</text:p>
            <text:p>Carre-Tallon M</text:p>
            <text:p>Le Mau de Talance</text:p>
            <text:p>Trouille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Estimation statistique<text:s/><text:span text:style-name="T8">(enseignement en anglais)</text:span></text:p>
          </table:table-cell>
          <table:table-cell office:value-type="string" table:style-name="ce30">
            <text:p>A3STS03</text:p>
          </table:table-cell>
          <table:table-cell office:value-type="string" table:style-name="ce30">
            <text:p>Robert</text:p>
          </table:table-cell>
          <table:table-cell office:value-type="string" table:style-name="ce30">
            <text:p>Robert CM</text:p>
            <text:p>Rousseau</text:p>
            <text:p>Banter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Base de données relationnelles (commun)</text:p>
          </table:table-cell>
          <table:table-cell office:value-type="string" table:style-name="ce30">
            <text:p>A3STS18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Produits dérivés et gestion des risques<text:s/><text:span text:style-name="T8">(enseignement en anglais)</text:span></text:p>
          </table:table-cell>
          <table:table-cell office:value-type="string" table:style-name="ce30">
            <text:p>A3STS06</text:p>
          </table:table-cell>
          <table:table-cell office:value-type="string" table:style-name="ce30">
            <text:p>Possamai</text:p>
          </table:table-cell>
          <table:table-cell office:value-type="string" table:style-name="ce30">
            <text:p>Possamai CM</text:p>
            <text:p>Wahb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héorie des jeux</text:p>
          </table:table-cell>
          <table:table-cell office:value-type="string" table:style-name="ce30">
            <text:p>A3STS16</text:p>
          </table:table-cell>
          <table:table-cell office:value-type="string" table:style-name="ce30">
            <text:p>Oliu-Barton</text:p>
          </table:table-cell>
          <table:table-cell office:value-type="string" table:style-name="ce30">
            <text:p>Oliu-Barton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Graphes : modélisation et algorithmes (commun)</text:p>
          </table:table-cell>
          <table:table-cell office:value-type="string" table:style-name="ce30">
            <text:p>A3STS19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Economie dans l'incertain</text:p>
          </table:table-cell>
          <table:table-cell office:value-type="string" table:style-name="ce30">
            <text:p>A3STS13</text:p>
          </table:table-cell>
          <table:table-cell office:value-type="string" table:style-name="ce30">
            <text:p>Oury</text:p>
          </table:table-cell>
          <table:table-cell office:value-type="string" table:style-name="ce30">
            <text:p>Oury CM</text:p>
            <text:p>Salomon Antoine</text:p>
            <text:p>Lefor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Java-Objet (commun)</text:p>
          </table:table-cell>
          <table:table-cell office:value-type="string" table:style-name="ce30">
            <text:p>A3STS20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Programmation linéaire (commun)</text:p>
          </table:table-cell>
          <table:table-cell office:value-type="string" table:style-name="ce30">
            <text:p>A3STS17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Notions fondamentales L1-L2</text:p>
          </table:table-cell>
          <table:table-cell office:value-type="string" table:style-name="ce30">
            <text:p>A3STS04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</table:table-cell>
          <table:table-cell office:value-type="string" table:style-name="ce30">
            <text:p>19,5h CM</text:p>
          </table:table-cell>
          <table:table-cell table:number-columns-repeated="2" table:style-name="ce38"/>
          <table:table-cell table:style-name="ce50"/>
          <table:table-cell table:content-validation-name="val6" table:style-name="ce66"/>
          <table:table-cell table:number-columns-repeated="3" table:style-name="ce106"/>
          <table:table-cell table:style-name="ce37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116">
            <text:p>A4STS1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VBA</text:p>
          </table:table-cell>
          <table:table-cell office:value-type="string" table:style-name="ce30">
            <text:p>A3VBA</text:p>
          </table:table-cell>
          <table:table-cell office:value-type="string" table:style-name="ce30">
            <text:p>Genisson</text:p>
          </table:table-cell>
          <table:table-cell office:value-type="string" table:style-name="ce30">
            <text:p>Genisson</text:p>
            <text:p>Pierre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3ALL01</text:p>
            <text:p>A3ESP01</text:p>
          </table:table-cell>
          <table:table-cell table:number-columns-repeated="2" table:style-name="ce116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29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0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Algèbre (CPES3)</text:p>
          </table:table-cell>
          <table:table-cell office:value-type="string" table:style-name="ce116">
            <text:p>A3PSL02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60h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2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1</text:p>
            <text:p>A3ESP01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30">
            <text:p>Physique Statistique (CPES3)</text:p>
          </table:table-cell>
          <table:table-cell office:value-type="string" table:style-name="ce137">
            <text:p>A3PSL03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45"/>
          <table:table-cell table:number-columns-repeated="16356" table:style-name="ce7"/>
        </table:table-row>
        <table:table-row table:style-name="ro15">
          <table:table-cell/>
          <table:table-cell office:value-type="string" table:style-name="ce29">
            <text:p>Mécanique quantique (CPES)</text:p>
          </table:table-cell>
          <table:table-cell office:value-type="string" table:style-name="ce31">
            <text:p>A3PSL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81"/>
          <table:table-cell table:number-columns-repeated="16370" table:style-name="ce7"/>
        </table:table-row>
        <table:table-row table:style-name="ro3">
          <table:table-cell/>
          <table:table-cell table:number-columns-repeated="14" table:style-name="ce7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number-rows-repeated="4" table:style-name="ro7">
          <table:table-cell/>
          <table:table-cell table:style-name="ce7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style-name="ro7">
          <table:table-cell/>
          <table:table-cell table:number-columns-repeated="15" table:style-name="ce7"/>
          <table:table-cell table:number-columns-repeated="12" table:style-name="ce138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 table:protected="true">
        <table:table-column table:style-name="co53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54" table:default-cell-style-name="ce7"/>
        <table:table-column table:style-name="co15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21" table:default-cell-style-name="ce7"/>
        <table:table-column table:style-name="co56" table:default-cell-style-name="ce7"/>
        <table:table-column table:style-name="co5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34" table:default-cell-style-name="ce7"/>
        <table:table-column table:style-name="co1" table:number-columns-repeated="11" table:default-cell-style-name="ce7"/>
        <table:table-column table:style-name="co18" table:default-cell-style-name="ce7" table:visibility="collapse"/>
        <table:table-column table:style-name="co1" table:number-columns-repeated="16352" table:default-cell-style-name="ce7"/>
        <table:table-row table:style-name="ro45">
          <table:table-cell/>
          <table:table-cell office:value-type="string" table:number-columns-spanned="5" table:number-rows-spanned="1" table:style-name="ce257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95">
            <text:p>prévision 2016/2017</text:p>
          </table:table-cell>
          <table:covered-table-cell/>
          <table:table-cell office:value-type="string" table:number-columns-spanned="6" table:number-rows-spanned="1" table:style-name="ce198">
            <text:p>: 150 étudiants</text:p>
          </table:table-cell>
          <table:covered-table-cell table:number-columns-repeated="5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3" table:style-name="ce7"/>
          <table:table-cell office:value-type="string" table:style-name="ce7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27">
            <text:p>Pré-rentrée : mise à niveau statistiques</text:p>
          </table:table-cell>
          <table:table-cell office:value-type="string" table:style-name="ce30">
            <text:p>A4PREST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6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Optimisation et programmation dynamique</text:p>
          </table:table-cell>
          <table:table-cell office:value-type="string" table:style-name="ce30">
            <text:p>A4STM16</text:p>
          </table:table-cell>
          <table:table-cell office:value-type="string" table:style-name="ce30">
            <text:p>Cardaliaguet</text:p>
          </table:table-cell>
          <table:table-cell office:value-type="string" table:style-name="ce30">
            <text:p>Cardaliaguet CM</text:p>
            <text:p>Wahbi</text:p>
            <text:p>Cor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27">
            <text:p>Processus discrets</text:p>
          </table:table-cell>
          <table:table-cell office:value-type="string" table:style-name="ce30">
            <text:p>A4STM01</text:p>
          </table:table-cell>
          <table:table-cell office:value-type="string" table:style-name="ce30">
            <text:p>Gubinelli</text:p>
          </table:table-cell>
          <table:table-cell office:value-type="string" table:style-name="ce30">
            <text:p>Gubinelli CM</text:p>
            <text:p>Poisat</text:p>
            <text:p>Le Cousin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ouvement brownien et évaluation des actifs contingents</text:p>
          </table:table-cell>
          <table:table-cell office:value-type="string" table:style-name="ce30">
            <text:p>A4STM10</text:p>
          </table:table-cell>
          <table:table-cell office:value-type="string" table:style-name="ce30">
            <text:p>Turinici</text:p>
          </table:table-cell>
          <table:table-cell office:value-type="string" table:style-name="ce30">
            <text:p>Turinici CM</text:p>
            <text:p>Wang</text:p>
            <text:p>Henon</text:p>
            <text:p>A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27">
            <text:p>Analyse fonctionnelle &amp; EDP</text:p>
          </table:table-cell>
          <table:table-cell office:value-type="string" table:style-name="ce30">
            <text:p>A4STM02</text:p>
          </table:table-cell>
          <table:table-cell office:value-type="string" table:style-name="ce30">
            <text:p>Glass</text:p>
          </table:table-cell>
          <table:table-cell office:value-type="string" table:style-name="ce30">
            <text:p>Glass CM</text:p>
            <text:p>Haspot</text:p>
            <text:p>Le Cousin</text:p>
            <text:p>Labord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de Poisson et méthodes actuarielles<text:s/><text:span text:style-name="T8">(enseignement en anglais)</text:span></text:p>
          </table:table-cell>
          <table:table-cell office:value-type="string" table:style-name="ce30">
            <text:p>A4STM11</text:p>
          </table:table-cell>
          <table:table-cell office:value-type="string" table:style-name="ce30">
            <text:p>Hoffmann</text:p>
          </table:table-cell>
          <table:table-cell office:value-type="string" table:style-name="ce30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alyse fonctionnelle approfondie</text:p>
          </table:table-cell>
          <table:table-cell office:value-type="string" table:style-name="ce30">
            <text:p>A4STM26</text:p>
          </table:table-cell>
          <table:table-cell office:value-type="string" table:style-name="ce30">
            <text:p>Salomon Julien</text:p>
          </table:table-cell>
          <table:table-cell office:value-type="string" table:style-name="ce30">
            <text:p>Salom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continus approfondis</text:p>
          </table:table-cell>
          <table:table-cell office:value-type="string" table:style-name="ce30">
            <text:p>A4STM23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2">
          <table:table-cell/>
          <table:table-cell office:value-type="string" table:style-name="ce27">
            <text:p>Modèles linéaires et ses généralisations + SAS</text:p>
          </table:table-cell>
          <table:table-cell office:value-type="string" table:style-name="ce30">
            <text:p>A4STM03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7,5h TP</text:p>
          </table:table-cell>
          <table:table-cell office:value-type="string" table:style-name="ce114">
            <text:p>3 + 1 en anglais et 3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7">
            <text:p>Analyse convexe approfondie</text:p>
          </table:table-cell>
          <table:table-cell office:value-type="string" table:style-name="ce30">
            <text:p>A4STM24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28">
            <text:p>Traitement numérique du signal</text:p>
          </table:table-cell>
          <table:table-cell office:value-type="string" table:style-name="ce30">
            <text:p>A4STM19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3,5h TP</text:p>
          </table:table-cell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8">
            <text:p>Introduction à la statistique non paramétrique</text:p>
          </table:table-cell>
          <table:table-cell office:value-type="string" table:style-name="ce30">
            <text:p>A4STM17</text:p>
          </table:table-cell>
          <table:table-cell office:value-type="string" table:style-name="ce30">
            <text:p>Rivoirard</text:p>
          </table:table-cell>
          <table:table-cell office:value-type="string" table:style-name="ce30">
            <text:p>Rivoirard CM</text:p>
            <text:p>Tran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7">
            <text:p>Gestion de portefeuille<text:s/><text:span text:style-name="T8">(enseignement en anglais)</text:span></text:p>
          </table:table-cell>
          <table:table-cell office:value-type="string" table:style-name="ce30">
            <text:p>A4STM06</text:p>
          </table:table-cell>
          <table:table-cell office:value-type="string" table:style-name="ce30">
            <text:p>Kharroubi</text:p>
          </table:table-cell>
          <table:table-cell office:value-type="string" table:style-name="ce30">
            <text:p>Kharroubi CM</text:p>
            <text:p>Zou</text:p>
            <text:p>Souty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problèmes dépendants du temps</text:p>
          </table:table-cell>
          <table:table-cell office:value-type="string" table:style-name="ce30">
            <text:p>A4STM13</text:p>
          </table:table-cell>
          <table:table-cell office:value-type="string" table:style-name="ce30">
            <text:p>Lissy</text:p>
          </table:table-cell>
          <table:table-cell office:value-type="string" table:style-name="ce30">
            <text:p>Lissy CM</text:p>
            <text:p>Denoyelle</text:p>
            <text:p>Salomon Julie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6h TP</text:p>
          </table:table-cell>
          <table:table-cell office:value-type="string" table:style-name="ce114">
            <text:p>2 <text:s/>+ 1 en anglais et 6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number-columns-repeated="16356" table:style-name="ce7"/>
        </table:table-row>
        <table:table-row table:style-name="ro45">
          <table:table-cell/>
          <table:table-cell office:value-type="string" table:style-name="ce28">
            <text:p>Actuariat 1 - Introduction</text:p>
          </table:table-cell>
          <table:table-cell office:value-type="string" table:style-name="ce30">
            <text:p>A4STM07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des données</text:p>
          </table:table-cell>
          <table:table-cell office:value-type="string" table:style-name="ce30">
            <text:p>A4STM14</text:p>
          </table:table-cell>
          <table:table-cell office:value-type="string" table:style-name="ce30">
            <text:p>Bertrand Patrice</text:p>
          </table:table-cell>
          <table:table-cell office:value-type="string" table:style-name="ce30">
            <text:p>Bertrand CM</text:p>
            <text:p>Ni Yuan</text:p>
            <text:p>Pasquign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127">
            <text:p>Microéconomie : théorie des contrats</text:p>
          </table:table-cell>
          <table:table-cell office:value-type="string" table:style-name="ce116">
            <text:p>A4STM20</text:p>
          </table:table-cell>
          <table:table-cell office:value-type="string" table:style-name="ce116">
            <text:p>Lefort</text:p>
          </table:table-cell>
          <table:table-cell office:value-type="string" table:style-name="ce116">
            <text:p>Lefort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style-name="ce7"/>
          <table:table-cell office:value-type="string" table:style-name="ce115">
            <text:p>Econométrie appliquée</text:p>
          </table:table-cell>
          <table:table-cell office:value-type="string" table:style-name="ce116">
            <text:p>A4STM25</text:p>
          </table:table-cell>
          <table:table-cell office:value-type="string" table:style-name="ce116">
            <text:p>Davezies</text:p>
          </table:table-cell>
          <table:table-cell office:value-type="string" table:style-name="ce116">
            <text:p>Davezie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">
          <table:table-cell/>
          <table:table-cell office:value-type="string" table:style-name="ce28">
            <text:p>Méthodes de Monte-Carlo</text:p>
          </table:table-cell>
          <table:table-cell office:value-type="string" table:style-name="ce30">
            <text:p>A4STM08</text:p>
          </table:table-cell>
          <table:table-cell office:value-type="string" table:style-name="ce30">
            <text:p>Tan</text:p>
          </table:table-cell>
          <table:table-cell office:value-type="string" table:style-name="ce30">
            <text:p>Tan CM</text:p>
            <text:p>Baradel</text:p>
            <text:p>Zheng</text:p>
          </table:table-cell>
          <table:table-cell office:value-type="string" table:style-name="ce30">
            <text:p>10,5h CM</text:p>
          </table:table-cell>
          <table:table-cell office:value-type="string" table:style-name="ce30">
            <text:p>6h TD</text:p>
          </table:table-cell>
          <table:table-cell office:value-type="string" table:style-name="ce30">
            <text:p>24h TP</text:p>
          </table:table-cell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115">
            <text:p>Comptabilité de l'entreprise</text:p>
          </table:table-cell>
          <table:table-cell office:value-type="string" table:style-name="ce116">
            <text:p>A4STM15</text:p>
          </table:table-cell>
          <table:table-cell office:value-type="string" table:style-name="ce116">
            <text:p>Thuelin</text:p>
          </table:table-cell>
          <table:table-cell office:value-type="string" table:style-name="ce116">
            <text:p>Thuelin</text:p>
          </table:table-cell>
          <table:table-cell table:style-name="ce38"/>
          <table:table-cell office:value-type="string" table:style-name="ce128">
            <text:p>39h CM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3">
          <table:table-cell/>
          <table:table-cell office:value-type="string" table:style-name="ce27">
            <text:p>Séries temporelles</text:p>
          </table:table-cell>
          <table:table-cell office:value-type="string" table:style-name="ce30">
            <text:p>A4STM05</text:p>
          </table:table-cell>
          <table:table-cell office:value-type="string" table:style-name="ce30">
            <text:p>Chafai</text:p>
          </table:table-cell>
          <table:table-cell office:value-type="string" table:style-name="ce30">
            <text:p>Chafai CM</text:p>
            <text:p>PossamaI</text:p>
            <text:p>Ivanoff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C++</text:p>
          </table:table-cell>
          <table:table-cell office:value-type="string" table:style-name="ce116">
            <text:p>A4STM18</text:p>
          </table:table-cell>
          <table:table-cell table:style-name="ce116"/>
          <table:table-cell office:value-type="string" table:style-name="ce116">
            <text:p>Lampis CM</text:p>
            <text:p>Louati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Contrôle des chaînes de Markov</text:p>
          </table:table-cell>
          <table:table-cell office:value-type="string" table:style-name="ce30">
            <text:p>A4STM22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pprentissage statistique et grande dimenision : une introduction</text:p>
          </table:table-cell>
          <table:table-cell office:value-type="string" table:style-name="ce116">
            <text:p>A4STM21</text:p>
          </table:table-cell>
          <table:table-cell office:value-type="string" table:style-name="ce116">
            <text:p>Hoffmann</text:p>
          </table:table-cell>
          <table:table-cell office:value-type="string" table:style-name="ce116">
            <text:p>Hoffmann CM</text:p>
            <text:p>Comminges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3" table:style-name="ce129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5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M04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Chupin</text:p>
            <text:p>Joyce</text:p>
            <text:p>Leonard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5" table:style-name="ce114">
            <text:p>5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acroéconomie approfondie</text:p>
          </table:table-cell>
          <table:table-cell office:value-type="string" table:style-name="ce30">
            <text:p>A4STM09</text:p>
          </table:table-cell>
          <table:table-cell office:value-type="string" table:style-name="ce30">
            <text:p>Carre-Tallon / Masson</text:p>
          </table:table-cell>
          <table:table-cell office:value-type="string" table:style-name="ce30">
            <text:p>Carre-Tallon</text:p>
            <text:p>Masson Bernard</text:p>
            <text:p>Forouhesfa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Soutien S1</text:p>
          </table:table-cell>
          <table:table-cell office:value-type="string" table:style-name="ce30">
            <text:p>A4SOU01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McCarth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nglais 2</text:p>
          </table:table-cell>
          <table:table-cell office:value-type="string" table:style-name="ce116">
            <text:p>A4STM12</text:p>
          </table:table-cell>
          <table:table-cell office:value-type="string" table:style-name="ce116">
            <text:p>Chupin</text:p>
          </table:table-cell>
          <table:table-cell office:value-type="string" table:style-name="ce116">
            <text:p>Chupin</text:p>
            <text:p>Joyce</text:p>
            <text:p>Leonard</text:p>
          </table:table-cell>
          <table:table-cell table:style-name="ce38"/>
          <table:table-cell office:value-type="string" table:style-name="ce128">
            <text:p>19,5h CMTD</text:p>
          </table:table-cell>
          <table:table-cell table:style-name="ce38"/>
          <table:table-cell office:value-type="float" office:value="5" table:style-name="ce129">
            <text:p>5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</text:p>
            <text:p>A4ESP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19"/>
          <table:table-cell table:style-name="ce122"/>
          <table:table-cell table:content-validation-name="val7" table:style-name="ce67"/>
          <table:table-cell table:style-name="ce110"/>
          <table:table-cell table:style-name="ce65"/>
          <table:table-cell table:style-name="ce45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4ALL01</text:p>
            <text:p>A4ESP01</text:p>
          </table:table-cell>
          <table:table-cell table:number-columns-repeated="2" table:style-name="ce116"/>
          <table:table-cell table:style-name="ce38"/>
          <table:table-cell office:value-type="string" table:style-name="ce128">
            <text:p>19,5h TD</text:p>
          </table:table-cell>
          <table:table-cell table:style-name="ce38"/>
          <table:table-cell table:style-name="ce129"/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7">
          <table:table-cell/>
          <table:table-cell table:number-columns-repeated="14" table:style-name="ce7"/>
          <table:table-cell office:value-type="string" table:style-name="ce27">
            <text:p>Anglais Soutien S2</text:p>
          </table:table-cell>
          <table:table-cell office:value-type="string" table:style-name="ce30">
            <text:p>A4SOU02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Rile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/>
        </table:table-row>
        <table:table-row table:style-name="ro34">
          <table:table-cell/>
          <table:table-cell office:value-type="string" table:style-name="ce88">
            <text:p>COMMENTAIRES</text:p>
          </table:table-cell>
          <table:table-cell table:number-columns-spanned="12" table:number-rows-spanned="13" table:style-name="ce287"/>
          <table:covered-table-cell table:number-columns-repeated="11"/>
          <table:table-cell table:style-name="ce7"/>
          <table:table-cell office:value-type="string" table:style-name="ce29">
            <text:p>Anglais culture et civilisation (groupe1)</text:p>
          </table:table-cell>
          <table:table-cell office:value-type="string" table:style-name="ce137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31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54"/>
          <table:table-cell office:value-type="float" office:value="1" table:style-name="ce131">
            <text:p>1</text:p>
          </table:table-cell>
          <table:table-cell table:content-validation-name="val7" table:style-name="ce78"/>
          <table:table-cell table:content-validation-name="val7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3">
          <table:table-cell/>
          <table:table-cell table:style-name="ce1"/>
          <table:covered-table-cell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 table:protected="true">
        <table:table-column table:style-name="co58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59" table:number-columns-repeated="3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60" table:default-cell-style-name="ce7"/>
        <table:table-column table:style-name="co56" table:default-cell-style-name="ce7"/>
        <table:table-column table:style-name="co61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number-columns-repeated="7" table:default-cell-style-name="ce7"/>
        <table:table-column table:style-name="co60" table:default-cell-style-name="ce7"/>
        <table:table-column table:style-name="co1" table:number-columns-repeated="3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24">
          <table:table-cell/>
          <table:table-cell office:value-type="string" table:number-columns-spanned="2" table:number-rows-spanned="1" table:style-name="ce257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8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3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3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46">
          <table:table-cell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style-name="ce7"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Analyse et fouille de données</text:p>
          </table:table-cell>
          <table:table-cell office:value-type="string" table:style-name="ce30">
            <text:p>A4MANAFD</text:p>
          </table:table-cell>
          <table:table-cell office:value-type="string" table:style-name="ce30">
            <text:p>Summa</text:p>
          </table:table-cell>
          <table:table-cell office:value-type="string" table:style-name="ce30">
            <text:p>Summa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pplications de l'optimisation combinatoire</text:p>
          </table:table-cell>
          <table:table-cell office:value-type="string" table:style-name="ce30">
            <text:p>A4STI24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Java</text:p>
          </table:table-cell>
          <table:table-cell office:value-type="string" table:style-name="ce30">
            <text:p>A4MANJAV</text:p>
          </table:table-cell>
          <table:table-cell office:value-type="string" table:style-name="ce30">
            <text:p>Masson / Airiau</text:p>
          </table:table-cell>
          <table:table-cell office:value-type="string" table:style-name="ce30">
            <text:p>Airiau</text:p>
            <text:p>Masson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Langage C++</text:p>
          </table:table-cell>
          <table:table-cell office:value-type="string" table:style-name="ce30">
            <text:p>A4STI17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 CM</text:p>
            <text:p>Cornu<text:s/></text:p>
          </table:table-cell>
          <table:table-cell office:value-type="string" table:style-name="ce30">
            <text:p>18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style-name="ce106"/>
          <table:table-cell table:content-validation-name="val8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Systèmes et algorithmes répartis</text:p>
          </table:table-cell>
          <table:table-cell office:value-type="string" table:style-name="ce30">
            <text:p>A4MANSAR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Systèmes d'information avancés 2 : Projet</text:p>
          </table:table-cell>
          <table:table-cell office:value-type="string" table:style-name="ce30">
            <text:p>A4STI09</text:p>
          </table:table-cell>
          <table:table-cell table:style-name="ce30"/>
          <table:table-cell office:value-type="string" table:style-name="ce30">
            <text:p>Pare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Pré-rentrée : Mise à niveau UML</text:p>
          </table:table-cell>
          <table:table-cell office:value-type="string" table:style-name="ce30">
            <text:p>A4MANUML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Organisation et communication</text:p>
          </table:table-cell>
          <table:table-cell office:value-type="string" table:style-name="ce30">
            <text:p>A4STI25</text:p>
          </table:table-cell>
          <table:table-cell office:value-type="string" table:style-name="ce30">
            <text:p>Carcassonne</text:p>
          </table:table-cell>
          <table:table-cell office:value-type="string" table:style-name="ce30">
            <text:p>Servel</text:p>
            <text:p>Carcassonne</text:p>
            <text:p>Vatin</text:p>
            <text:p>Serfaty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24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Optimisation Combinatoire</text:p>
          </table:table-cell>
          <table:table-cell office:value-type="string" table:style-name="ce30">
            <text:p>A4MANOC</text:p>
          </table:table-cell>
          <table:table-cell office:value-type="string" table:style-name="ce30">
            <text:p>Ries</text:p>
          </table:table-cell>
          <table:table-cell office:value-type="string" table:style-name="ce30">
            <text:p>Ries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Ingénierie des connaissances</text:p>
          </table:table-cell>
          <table:table-cell office:value-type="string" table:style-name="ce30">
            <text:p>A4STI19</text:p>
          </table:table-cell>
          <table:table-cell office:value-type="string" table:style-name="ce30">
            <text:p>Pinson/Pigozzi</text:p>
          </table:table-cell>
          <table:table-cell office:value-type="string" table:style-name="ce30">
            <text:p>Pigozzi</text:p>
            <text:p>Pin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7">
          <table:table-cell/>
          <table:table-cell office:value-type="string" table:style-name="ce27">
            <text:p>Pré-rentrée : Mise à niveau Finance d'entreprise</text:p>
          </table:table-cell>
          <table:table-cell office:value-type="string" table:style-name="ce30">
            <text:p>A4MANFI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</text:p>
          </table:table-cell>
          <table:table-cell table:style-name="ce38"/>
          <table:table-cell office:value-type="string" table:style-name="ce30">
            <text:p>3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rchitecture des réseaux</text:p>
          </table:table-cell>
          <table:table-cell office:value-type="string" table:style-name="ce30">
            <text:p>A4STI15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Programmation Linéaire<text:s/></text:p>
          </table:table-cell>
          <table:table-cell office:value-type="string" table:style-name="ce30">
            <text:p>A4MANPL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et fouille de données</text:p>
          </table:table-cell>
          <table:table-cell office:value-type="string" table:style-name="ce30">
            <text:p>A4STI06</text:p>
          </table:table-cell>
          <table:table-cell office:value-type="string" table:style-name="ce30">
            <text:p>Bertrand P</text:p>
          </table:table-cell>
          <table:table-cell office:value-type="string" table:style-name="ce30">
            <text:p>Bertrand CM</text:p>
            <text:p>Atif</text:p>
            <text:p>Rahal</text:p>
          </table:table-cell>
          <table:table-cell office:value-type="string" table:style-name="ce30">
            <text:p>18h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147">
            <text:p>Systèmes de gestion de bases de données</text:p>
          </table:table-cell>
          <table:table-cell office:value-type="string" table:style-name="ce30">
            <text:p>A4STI08</text:p>
          </table:table-cell>
          <table:table-cell office:value-type="string" table:style-name="ce30">
            <text:p>Colazzo</text:p>
          </table:table-cell>
          <table:table-cell office:value-type="string" table:style-name="ce30">
            <text:p>Colazzo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Notions générales de droit</text:p>
          </table:table-cell>
          <table:table-cell office:value-type="string" table:style-name="ce116">
            <text:p>A4STI11</text:p>
          </table:table-cell>
          <table:table-cell office:value-type="string" table:style-name="ce116">
            <text:p>Lavergne</text:p>
          </table:table-cell>
          <table:table-cell office:value-type="string" table:style-name="ce116">
            <text:p>Lavergne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8">
          <table:table-cell/>
          <table:table-cell office:value-type="string" table:style-name="ce27">
            <text:p>Programmation Java avancée</text:p>
          </table:table-cell>
          <table:table-cell office:value-type="string" table:style-name="ce30">
            <text:p>A4STI01</text:p>
          </table:table-cell>
          <table:table-cell office:value-type="string" table:style-name="ce30">
            <text:p>Masson M</text:p>
          </table:table-cell>
          <table:table-cell office:value-type="string" table:style-name="ce30">
            <text:p>Masson CM</text:p>
            <text:p>Airiau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office:value-type="string" table:style-name="ce30">
            <text:p>6h TP</text:p>
          </table:table-cell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content-validation-name="val8" table:style-name="ce52"/>
          <table:table-cell table:style-name="ce64"/>
          <table:table-cell table:style-name="ce37"/>
          <table:table-cell table:style-name="ce7"/>
          <table:table-cell office:value-type="string" table:style-name="ce148">
            <text:p>Gestion de production</text:p>
          </table:table-cell>
          <table:table-cell office:value-type="string" table:style-name="ce116">
            <text:p>A4STI23</text:p>
          </table:table-cell>
          <table:table-cell office:value-type="string" table:style-name="ce116">
            <text:p>Aloulou</text:p>
          </table:table-cell>
          <table:table-cell office:value-type="string" table:style-name="ce116">
            <text:p>Aloulou</text:p>
          </table:table-cell>
          <table:table-cell office:value-type="string" table:style-name="ce128">
            <text:p>18h CM</text:p>
          </table:table-cell>
          <table:table-cell office:value-type="string" table:style-name="ce128">
            <text:p>18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Systèmes d'information avancés 1</text:p>
          </table:table-cell>
          <table:table-cell office:value-type="string" table:style-name="ce30">
            <text:p>A4STI04</text:p>
          </table:table-cell>
          <table:table-cell office:value-type="string" table:style-name="ce30">
            <text:p>Grigori</text:p>
          </table:table-cell>
          <table:table-cell office:value-type="string" table:style-name="ce30">
            <text:p>Pare</text:p>
            <text:p>Grigori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9">
            <text:p>Modélisation des processus</text:p>
          </table:table-cell>
          <table:table-cell office:value-type="string" table:style-name="ce116">
            <text:p>A4STI18</text:p>
          </table:table-cell>
          <table:table-cell office:value-type="string" table:style-name="ce116">
            <text:p>Grigori</text:p>
          </table:table-cell>
          <table:table-cell office:value-type="string" table:style-name="ce116">
            <text:p>Grigori</text:p>
          </table:table-cell>
          <table:table-cell office:value-type="string" table:style-name="ce128">
            <text:p>18hCM</text:p>
          </table:table-cell>
          <table:table-cell office:value-type="string" table:style-name="ce128">
            <text:p>18h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5">
          <table:table-cell/>
          <table:table-cell office:value-type="string" table:style-name="ce28">
            <text:p>Systèmes et algorithmes répartis</text:p>
          </table:table-cell>
          <table:table-cell office:value-type="string" table:style-name="ce30">
            <text:p>A4STI02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Marchés financiers</text:p>
          </table:table-cell>
          <table:table-cell office:value-type="string" table:style-name="ce116">
            <text:p>A4STI16</text:p>
          </table:table-cell>
          <table:table-cell office:value-type="string" table:style-name="ce116">
            <text:p>Pouder</text:p>
          </table:table-cell>
          <table:table-cell office:value-type="string" table:style-name="ce116">
            <text:p>Pouder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">
          <table:table-cell/>
          <table:table-cell office:value-type="string" table:style-name="ce27">
            <text:p>Intelligence artificielle et raisonnement</text:p>
          </table:table-cell>
          <table:table-cell office:value-type="string" table:style-name="ce30">
            <text:p>A4STI03</text:p>
          </table:table-cell>
          <table:table-cell office:value-type="string" table:style-name="ce30">
            <text:p>Pinson</text:p>
          </table:table-cell>
          <table:table-cell office:value-type="string" table:style-name="ce30">
            <text:p>Pinson CM</text:p>
            <text:p>Airiau</text:p>
            <text:p>Cornu</text:p>
            <text:p>Lesca</text:p>
          </table:table-cell>
          <table:table-cell office:value-type="string" table:style-name="ce30">
            <text:p>21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</text:p>
          </table:table-cell>
          <table:table-cell office:value-type="string" table:style-name="ce116">
            <text:p>A4STI10</text:p>
          </table:table-cell>
          <table:table-cell table:style-name="ce116"/>
          <table:table-cell office:value-type="string" table:style-name="ce116">
            <text:p>Pouder<text:s/></text:p>
            <text:p>Azoulay</text:p>
            <text:p>Domenge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10">
          <table:table-cell/>
          <table:table-cell office:value-type="string" table:style-name="ce28">
            <text:p>Automates, langages et applications</text:p>
          </table:table-cell>
          <table:table-cell office:value-type="string" table:style-name="ce30">
            <text:p>A4STI13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 / Jeux d'entreprise</text:p>
          </table:table-cell>
          <table:table-cell office:value-type="string" table:style-name="ce116">
            <text:p>A4STI10</text:p>
          </table:table-cell>
          <table:table-cell office:value-type="string" table:style-name="ce116">
            <text:p>Acosta R</text:p>
          </table:table-cell>
          <table:table-cell office:value-type="string" table:style-name="ce116">
            <text:p>Acosta F</text:p>
            <text:p>Ben Saad Emna</text:p>
            <text:p>Acosta R</text:p>
          </table:table-cell>
          <table:table-cell table:style-name="ce38"/>
          <table:table-cell office:value-type="string" table:style-name="ce128">
            <text:p>15h TD</text:p>
          </table:table-cell>
          <table:table-cell table:style-name="ce38"/>
          <table:table-cell office:value-type="float" office:value="4" table:style-name="ce129">
            <text:p>4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">
          <table:table-cell/>
          <table:table-cell office:value-type="string" table:style-name="ce27">
            <text:p>Finance d'entreprise 1</text:p>
          </table:table-cell>
          <table:table-cell office:value-type="string" table:style-name="ce30">
            <text:p>A4STI05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 CM</text:p>
            <text:p>Azoulay</text:p>
            <text:p>Pouder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Anglais 2</text:p>
          </table:table-cell>
          <table:table-cell office:value-type="string" table:style-name="ce30">
            <text:p>A4STI12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8">
          <table:table-cell/>
          <table:table-cell office:value-type="string" table:style-name="ce28">
            <text:p>Décision et analyse multicritère</text:p>
          </table:table-cell>
          <table:table-cell office:value-type="string" table:style-name="ce30">
            <text:p>A4STI20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50">
            <text:p>LV2 (Allemand / Espagnol)</text:p>
          </table:table-cell>
          <table:table-cell office:value-type="string" table:style-name="ce137">
            <text:p>A4ALL02</text:p>
            <text:p>A4ESP02</text:p>
          </table:table-cell>
          <table:table-cell table:number-columns-repeated="2" table:style-name="ce137"/>
          <table:table-cell table:style-name="ce54"/>
          <table:table-cell table:style-name="ce142"/>
          <table:table-cell table:style-name="ce54"/>
          <table:table-cell table:style-name="ce131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42">
          <table:table-cell/>
          <table:table-cell office:value-type="string" table:style-name="ce28">
            <text:p>Optimisation combinatoire</text:p>
          </table:table-cell>
          <table:table-cell office:value-type="string" table:style-name="ce30">
            <text:p>A4STI21</text:p>
          </table:table-cell>
          <table:table-cell office:value-type="string" table:style-name="ce30">
            <text:p>Paschos</text:p>
          </table:table-cell>
          <table:table-cell office:value-type="string" table:style-name="ce30">
            <text:p>Paschos CM</text:p>
            <text:p>Ries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70" table:style-name="ce7"/>
        </table:table-row>
        <table:table-row table:style-name="ro41">
          <table:table-cell/>
          <table:table-cell office:value-type="string" table:style-name="ce27">
            <text:p>Programmation linéaire avancée</text:p>
          </table:table-cell>
          <table:table-cell office:value-type="string" table:style-name="ce30">
            <text:p>A4STI22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style-name="ro41">
          <table:table-cell/>
          <table:table-cell office:value-type="string" table:style-name="ce28">
            <text:p>Marketing</text:p>
          </table:table-cell>
          <table:table-cell office:value-type="string" table:style-name="ce30">
            <text:p>A4STI14</text:p>
          </table:table-cell>
          <table:table-cell office:value-type="string" table:style-name="ce30">
            <text:p>Guillard</text:p>
          </table:table-cell>
          <table:table-cell office:value-type="string" table:style-name="ce30">
            <text:p>Guillard CM</text:p>
            <text:p>Bourj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I07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A</text:p>
            <text:p>A4ESP01A</text:p>
          </table:table-cell>
          <table:table-cell table:number-columns-repeated="2" table:style-name="ce31"/>
          <table:table-cell table:style-name="ce54"/>
          <table:table-cell table:style-name="ce31"/>
          <table:table-cell table:style-name="ce54"/>
          <table:table-cell table:style-name="ce119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45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2"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 table:style-name="ce7"/>
        </table:table-row>
        <table:table-row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 table:protected="true">
        <table:table-column table:style-name="co62" table:default-cell-style-name="ce7"/>
        <table:table-column table:style-name="co63" table:default-cell-style-name="ce7"/>
        <table:table-column table:style-name="co64" table:default-cell-style-name="ce165"/>
        <table:table-column table:style-name="co65" table:default-cell-style-name="ce7"/>
        <table:table-column table:style-name="co66" table:default-cell-style-name="ce7"/>
        <table:table-column table:style-name="co67" table:number-columns-repeated="16379" table:default-cell-style-name="ce7"/>
        <table:table-row table:style-name="ro25">
          <table:table-cell office:value-type="string" table:number-columns-spanned="5" table:number-rows-spanned="1" table:style-name="ce279">
            <text:p>ENSEIGNEMENTS POUR LE DEPARTEMENT LSO<text:s/><text:span text:style-name="T10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 table:style-name="ce156"/>
        </table:table-row>
        <table:table-row table:style-name="ro51">
          <table:table-cell office:value-type="string" table:style-name="ce157">
            <text:p>Outils Maths</text:p>
            <text:p>Mise à niveau</text:p>
          </table:table-cell>
          <table:table-cell office:value-type="string" table:style-name="ce158">
            <text:p>DEGEAD 1 (30 étudiants/groupe )</text:p>
            <text:p>pour ES</text:p>
            <text:p>pour ES et S</text:p>
          </table:table-cell>
          <table:table-cell office:value-type="string" table:style-name="ce159">
            <text:p/>
            <text:p>18 h</text:p>
            <text:p>9 h</text:p>
          </table:table-cell>
          <table:table-cell office:value-type="string" table:style-name="ce160">
            <text:p/>
            <text:p>8</text:p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1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27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42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27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4" table:style-name="ce160">
            <text:p>4</text:p>
          </table:table-cell>
          <table:table-cell table:style-name="ce12"/>
          <table:table-cell table:number-columns-repeated="16379" table:style-name="ce156"/>
        </table:table-row>
        <table:table-row table:style-name="ro51">
          <table:table-cell office:value-type="string" table:style-name="ce157">
            <text:p>Management scientifique et aide à la décision (1er semestre ou 1er + 2ème)</text:p>
          </table:table-cell>
          <table:table-cell office:value-type="string" table:style-name="ce158">
            <text:p>LICENCE SOM, mention Gestion</text:p>
          </table:table-cell>
          <table:table-cell office:value-type="string" table:style-name="ce159">
            <text:p>36 h</text:p>
          </table:table-cell>
          <table:table-cell office:value-type="string" table:style-name="ce160">
            <text:p>10 ou 12(5+7)</text:p>
          </table:table-cell>
          <table:table-cell table:style-name="ce12"/>
          <table:table-cell table:number-columns-repeated="16379"/>
        </table:table-row>
        <table:table-row table:style-name="ro50">
          <table:table-cell office:value-type="string" table:style-name="ce157">
            <text:p>Maths appliquées à l'économie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3" table:style-name="ce160">
            <text:p>3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57">
            <text:p>Statistique économique et sociale</text:p>
          </table:table-cell>
          <table:table-cell office:value-type="string" table:style-name="ce158">
            <text:p>LICENCE SOM, mention Sciences de la Société</text:p>
          </table:table-cell>
          <table:table-cell office:value-type="string" table:style-name="ce159">
            <text:p>36 h</text:p>
          </table:table-cell>
          <table:table-cell office:value-type="float" office:value="1" table:style-name="ce160">
            <text:p>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36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ières financièr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18 h</text:p>
          </table:table-cell>
          <table:table-cell office:value-type="float" office:value="2" table:style-name="ce160">
            <text:p>2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61">
            <text:p>Logistique et gestion de production</text:p>
          </table:table-cell>
          <table:table-cell office:value-type="string" table:style-name="ce162">
            <text:p>LICENCE SOM, mention Gestion - option</text:p>
          </table:table-cell>
          <table:table-cell office:value-type="string" table:style-name="ce163">
            <text:p>36 h</text:p>
          </table:table-cell>
          <table:table-cell office:value-type="string" table:style-name="ce164">
            <text:p>?</text:p>
          </table:table-cell>
          <table:table-cell table:style-name="ce13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 table:protected="true">
        <table:table-column table:style-name="co68" table:default-cell-style-name="ce7"/>
        <table:table-column table:style-name="co27" table:default-cell-style-name="ce7"/>
        <table:table-column table:style-name="co69" table:default-cell-style-name="ce7"/>
        <table:table-column table:style-name="co64" table:default-cell-style-name="ce7"/>
        <table:table-column table:style-name="co1" table:default-cell-style-name="ce7"/>
        <table:table-column table:style-name="co70" table:default-cell-style-name="ce7"/>
        <table:table-column table:style-name="co42" table:default-cell-style-name="ce7"/>
        <table:table-column table:style-name="co1" table:default-cell-style-name="ce7"/>
        <table:table-column table:style-name="co69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65" table:default-cell-style-name="ce7"/>
        <table:table-row table:style-name="ro3">
          <table:table-cell office:value-type="string" table:number-columns-spanned="11" table:number-rows-spanned="1" table:style-name="ce274">
            <text:p>FORMATIONS EN APPRENTISSAGE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number-columns-spanned="11" table:number-rows-spanned="1" table:style-name="ce295">
            <text:p>L3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style-name="ce166">
            <text:p>Semestre 5</text:p>
          </table:table-cell>
          <table:table-cell table:number-columns-repeated="5" table:style-name="ce167"/>
          <table:table-cell office:value-type="string" table:style-name="ce167">
            <text:p>Semestre 6</text:p>
          </table:table-cell>
          <table:table-cell table:number-columns-repeated="3" table:style-name="ce167"/>
          <table:table-cell table:style-name="ce168"/>
          <table:table-cell table:number-columns-repeated="7" table:style-name="ce7"/>
          <table:table-cell office:value-type="string" table:style-name="ce169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7" table:style-name="ce7"/>
          <table:table-cell office:value-type="string" table:style-name="ce169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1">
            <text:p>Remise à Niveau en Maths</text:p>
          </table:table-cell>
          <table:table-cell table:style-name="ce172"/>
          <table:table-cell office:value-type="string" table:style-name="ce172">
            <text:p>12 h</text:p>
          </table:table-cell>
          <table:table-cell table:content-validation-name="val9" table:style-name="ce16"/>
          <table:table-cell table:style-name="ce17"/>
          <table:table-cell table:style-name="ce167"/>
          <table:table-cell office:value-type="string" table:style-name="ce171">
            <text:p>Ingénierie des Systèmes d'information 2</text:p>
          </table:table-cell>
          <table:table-cell office:value-type="string" table:style-name="ce172">
            <text:p>A3APP10</text:p>
          </table:table-cell>
          <table:table-cell office:value-type="string" table:style-name="ce172">
            <text:p>30 h</text:p>
          </table:table-cell>
          <table:table-cell table:content-validation-name="val9" table:style-name="ce16"/>
          <table:table-cell table:style-name="ce17"/>
          <table:table-cell table:number-columns-repeated="7" table:style-name="ce7"/>
          <table:table-cell office:value-type="string" table:style-name="ce169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3">
            <text:p>Logique</text:p>
          </table:table-cell>
          <table:table-cell office:value-type="string" table:style-name="ce174">
            <text:p>A3APP0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Réseaux : infrastructures</text:p>
          </table:table-cell>
          <table:table-cell office:value-type="string" table:style-name="ce174">
            <text:p>A3APP11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Graphes : Modélisation et algorithmes</text:p>
          </table:table-cell>
          <table:table-cell office:value-type="string" table:style-name="ce174">
            <text:p>A3APP02</text:p>
          </table:table-cell>
          <table:table-cell office:value-type="string" table:style-name="ce174">
            <text:p>48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Comptabilité Analytique</text:p>
          </table:table-cell>
          <table:table-cell office:value-type="string" table:style-name="ce174">
            <text:p>A3APP12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Bases de Données Relationnelles</text:p>
          </table:table-cell>
          <table:table-cell office:value-type="string" table:style-name="ce174">
            <text:p>A3APP03</text:p>
          </table:table-cell>
          <table:table-cell office:value-type="string" table:style-name="ce174">
            <text:p>51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ociologie des organisations</text:p>
          </table:table-cell>
          <table:table-cell office:value-type="string" table:style-name="ce174">
            <text:p>A3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Probabilités et processus stochastiques</text:p>
          </table:table-cell>
          <table:table-cell office:value-type="string" table:style-name="ce174">
            <text:p>A3APP14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Programmation Linéaire</text:p>
          </table:table-cell>
          <table:table-cell office:value-type="string" table:style-name="ce174">
            <text:p>A3APP04</text:p>
          </table:table-cell>
          <table:table-cell office:value-type="string" table:style-name="ce174">
            <text:p>45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Expression écrite - Communication</text:p>
          </table:table-cell>
          <table:table-cell office:value-type="string" table:style-name="ce174">
            <text:p>A3APP0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Utilisation et Programmation UNIX</text:p>
          </table:table-cell>
          <table:table-cell office:value-type="string" table:style-name="ce174">
            <text:p>A3APP17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Analyse de données</text:p>
          </table:table-cell>
          <table:table-cell office:value-type="string" table:style-name="ce174">
            <text:p>A3APP06</text:p>
          </table:table-cell>
          <table:table-cell office:value-type="string" table:style-name="ce174">
            <text:p>42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nglais 6</text:p>
          </table:table-cell>
          <table:table-cell office:value-type="string" table:style-name="ce174">
            <text:p>A3APP18</text:p>
          </table:table-cell>
          <table:table-cell office:value-type="string" table:style-name="ce174">
            <text:p>18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Finance d'entreprise</text:p>
          </table:table-cell>
          <table:table-cell office:value-type="string" table:style-name="ce174">
            <text:p>A3APP07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Java - Objet</text:p>
          </table:table-cell>
          <table:table-cell office:value-type="string" table:style-name="ce174">
            <text:p>A3APP1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glais 5</text:p>
          </table:table-cell>
          <table:table-cell office:value-type="string" table:style-name="ce174">
            <text:p>A3APP09</text:p>
          </table:table-cell>
          <table:table-cell office:value-type="string" table:style-name="ce174">
            <text:p>2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5">
            <text:p>Projet Java</text:p>
          </table:table-cell>
          <table:table-cell office:value-type="string" table:style-name="ce176">
            <text:p>A3APP16</text:p>
          </table:table-cell>
          <table:table-cell office:value-type="string" table:style-name="ce176">
            <text:p>20 h</text:p>
          </table:table-cell>
          <table:table-cell table:content-validation-name="val9" table:style-name="ce20"/>
          <table:table-cell table:style-name="ce21"/>
          <table:table-cell table:number-columns-repeated="16373" table:style-name="ce7"/>
        </table:table-row>
        <table:table-row table:style-name="ro56">
          <table:table-cell office:value-type="string" table:style-name="ce175">
            <text:p>Ingénierie des Systèmes d'information 1</text:p>
          </table:table-cell>
          <table:table-cell office:value-type="string" table:style-name="ce176">
            <text:p>A3APP08</text:p>
          </table:table-cell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table:number-columns-repeated="16378" table:style-name="ce7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number-columns-spanned="11" table:number-rows-spanned="1" table:style-name="ce295">
            <text:p>M1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table:style-name="ce7"/>
          <table:table-cell table:number-columns-repeated="9" table:style-name="ce151"/>
          <table:table-cell table:style-name="ce177"/>
          <table:table-cell table:number-columns-repeated="16373" table:style-name="ce7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Fondamental</text:p>
          </table:table-cell>
          <table:covered-table-cell table:number-columns-repeated="4"/>
          <table:table-cell table:style-name="ce151"/>
          <table:table-cell office:value-type="string" table:number-columns-spanned="5" table:number-rows-spanned="1" table:style-name="ce296">
            <text:p>Bloc d'Application</text:p>
          </table:table-cell>
          <table:covered-table-cell table:number-columns-repeated="4"/>
          <table:table-cell table:number-columns-repeated="16373" table:style-name="ce7"/>
        </table:table-row>
        <table:table-row table:style-name="ro55">
          <table:table-cell office:value-type="string" table:style-name="ce178">
            <text:p>Programmation Java Avancée</text:p>
          </table:table-cell>
          <table:table-cell office:value-type="string" table:style-name="ce179">
            <text:p>A4APP06</text:p>
          </table:table-cell>
          <table:table-cell office:value-type="string" table:style-name="ce179">
            <text:p>36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8">
            <text:p>Analyse et Fouille de Données</text:p>
          </table:table-cell>
          <table:table-cell office:value-type="string" table:style-name="ce179">
            <text:p>A4APP10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3">
            <text:p>Intelligence artificielle et raisonnement</text:p>
          </table:table-cell>
          <table:table-cell office:value-type="string" table:style-name="ce174">
            <text:p>A4APP01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ystèmes d'information Avancés 2</text:p>
          </table:table-cell>
          <table:table-cell office:value-type="string" table:style-name="ce174">
            <text:p>A4APP1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s et Algorithmes répartis</text:p>
          </table:table-cell>
          <table:table-cell office:value-type="string" table:style-name="ce174">
            <text:p>A4APP0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pplications Réseaux</text:p>
          </table:table-cell>
          <table:table-cell office:value-type="string" table:style-name="ce174">
            <text:p>A4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 de Gestion de Bases de Données</text:p>
          </table:table-cell>
          <table:table-cell office:value-type="string" table:style-name="ce174">
            <text:p>A4APP04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E-application</text:p>
          </table:table-cell>
          <table:table-cell office:value-type="string" table:style-name="ce174">
            <text:p>A4APP1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alyse financière</text:p>
          </table:table-cell>
          <table:table-cell office:value-type="string" table:style-name="ce174">
            <text:p>A4APP08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80">
            <text:p>Marketing</text:p>
          </table:table-cell>
          <table:table-cell office:value-type="string" table:style-name="ce181">
            <text:p>A4APP14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number-columns-repeated="16373" table:style-name="ce7"/>
        </table:table-row>
        <table:table-row table:style-name="ro56">
          <table:table-cell office:value-type="string" table:style-name="ce180">
            <text:p>Systèmes d'information Avancés 1</text:p>
          </table:table-cell>
          <table:table-cell office:value-type="string" table:style-name="ce181">
            <text:p>A4APP07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style-name="ce151"/>
          <table:table-cell office:value-type="string" table:number-columns-spanned="5" table:number-rows-spanned="1" table:style-name="ce296">
            <text:p>Bloc Optionnel</text:p>
          </table:table-cell>
          <table:covered-table-cell table:number-columns-repeated="4"/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Communication</text:p>
          </table:table-cell>
          <table:covered-table-cell table:number-columns-repeated="4"/>
          <table:table-cell table:style-name="ce151"/>
          <table:table-cell office:value-type="string" table:style-name="ce178">
            <text:p>Marchés financiers</text:p>
          </table:table-cell>
          <table:table-cell office:value-type="string" table:style-name="ce179">
            <text:p>A4APP19</text:p>
          </table:table-cell>
          <table:table-cell office:value-type="string" table:style-name="ce179">
            <text:p>24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8">
            <text:p>Organisation et Communication</text:p>
          </table:table-cell>
          <table:table-cell office:value-type="string" table:style-name="ce179">
            <text:p>A4APP03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3">
            <text:p>C++</text:p>
          </table:table-cell>
          <table:table-cell office:value-type="string" table:style-name="ce174">
            <text:p>A4APP15</text:p>
          </table:table-cell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Anglais</text:p>
          </table:table-cell>
          <table:table-cell office:value-type="string" table:style-name="ce174">
            <text:p>A4APP09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Décision et analyse multicritère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office:value-type="string" table:style-name="ce175">
            <text:p>LV2</text:p>
          </table:table-cell>
          <table:table-cell table:style-name="ce176"/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office:value-type="string" table:style-name="ce173">
            <text:p>Gestion de Production et Ordonnancement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table:number-columns-repeated="5" table:style-name="ce7"/>
          <table:table-cell table:style-name="ce151"/>
          <table:table-cell office:value-type="string" table:style-name="ce175">
            <text:p>Optimisation Combinatoire</text:p>
          </table:table-cell>
          <table:table-cell table:style-name="ce176"/>
          <table:table-cell office:value-type="string" table:style-name="ce176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82">
            <text:p>Commentaires</text:p>
          </table:table-cell>
          <table:table-cell table:number-columns-repeated="16383" table:style-name="ce7"/>
        </table:table-row>
        <table:table-row table:style-name="ro7">
          <table:table-cell table:number-columns-spanned="11" table:number-rows-spanned="5" table:style-name="ce294"/>
          <table:covered-table-cell table:number-columns-repeated="10"/>
          <table:table-cell table:style-name="ce138"/>
          <table:table-cell table:number-columns-repeated="16372"/>
        </table:table-row>
        <table:table-row table:number-rows-repeated="3" table:style-name="ro7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7">
          <table:table-cell table:number-columns-repeated="12" table:style-name="ce138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imprimé</text:span><text:span text:style-name="T1"> </text:span><text:span text:style-name="T1">le</text:span><text:span text:style-name="T1"><text:s/></text:span><text:span text:style-name="T1"><text:date>???</text:dat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08T09:07:36Z</dc:date>
    <meta:print-date>2016-05-10T12:40:45Z</meta:print-date>
  </office:meta>
</office:document-meta>
</file>